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Myriad Web Pro', 'Futura Md BT', Helvetica, sans-serif"/>
    <style:font-face style:name="Helvetica Neue" svg:font-family="'Helvetica Neue', 'Nimbus Sans', Helvetica, Arial, sans-serif"/>
    <style:font-face style:name="Tahoma1" svg:font-family="Tahoma"/>
    <style:font-face style:name="Whitney" svg:font-family="Whitney, 'Helvetica Neue', Helvetica, Arial, sans-serif"/>
    <style:font-face style:name="inherit" svg:font-family="inherit"/>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305cm" style:rel-column-width="5031*"/>
    </style:style>
    <style:style style:name="Tabla1.B" style:family="table-column">
      <style:table-column-properties style:column-width="7.195cm" style:rel-column-width="27735*"/>
    </style:style>
    <style:style style:name="Tabla1.C" style:family="table-column">
      <style:table-column-properties style:column-width="4.249cm" style:rel-column-width="16380*"/>
    </style:style>
    <style:style style:name="Tabla1.D" style:family="table-column">
      <style:table-column-properties style:column-width="4.251cm" style:rel-column-width="16389*"/>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1.905cm" style:rel-column-width="7343*"/>
    </style:style>
    <style:style style:name="Tabla2.B" style:family="table-column">
      <style:table-column-properties style:column-width="6.595cm" style:rel-column-width="25423*"/>
    </style:style>
    <style:style style:name="Tabla2.C" style:family="table-column">
      <style:table-column-properties style:column-width="4.249cm" style:rel-column-width="16380*"/>
    </style:style>
    <style:style style:name="Tabla2.D" style:family="table-column">
      <style:table-column-properties style:column-width="4.251cm" style:rel-column-width="16389*"/>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4.982cm" fo:margin-left="0cm" fo:margin-top="0cm" fo:margin-bottom="0cm" table:align="left" style:writing-mode="lr-tb"/>
    </style:style>
    <style:style style:name="Tabla3.A" style:family="table-column">
      <style:table-column-properties style:column-width="3.537cm"/>
    </style:style>
    <style:style style:name="Tabla3.B" style:family="table-column">
      <style:table-column-properties style:column-width="3.627cm"/>
    </style:style>
    <style:style style:name="Tabla3.C" style:family="table-column">
      <style:table-column-properties style:column-width="3.561cm"/>
    </style:style>
    <style:style style:name="Tabla3.D" style:family="table-column">
      <style:table-column-properties style:column-width="4.258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000001"/>
    </style:style>
    <style:style style:name="Tabla3.A2" style:family="table-cell">
      <style:table-cell-properties fo:padding-left="0.199cm" fo:padding-right="0.191cm" fo:padding-top="0cm" fo:padding-bottom="0cm" fo:border="0.5pt solid #000001"/>
    </style:style>
    <style:style style:name="Tabla3.B2" style:family="table-cell">
      <style:table-cell-properties fo:padding-left="0.199cm" fo:padding-right="0.191cm" fo:padding-top="0cm" fo:padding-bottom="0cm" fo:border="0.5pt solid #000001"/>
    </style:style>
    <style:style style:name="Tabla3.C2" style:family="table-cell">
      <style:table-cell-properties fo:padding-left="0.199cm" fo:padding-right="0.191cm" fo:padding-top="0cm" fo:padding-bottom="0cm" fo:border="0.5pt solid #000001"/>
    </style:style>
    <style:style style:name="Tabla3.D2" style:family="table-cell">
      <style:table-cell-properties fo:padding-left="0.199cm" fo:padding-right="0.191cm" fo:padding-top="0cm" fo:padding-bottom="0cm" fo:border="0.5pt solid #000001"/>
    </style:style>
    <style:style style:name="Tabla3.A3" style:family="table-cell">
      <style:table-cell-properties fo:padding-left="0.199cm" fo:padding-right="0.191cm" fo:padding-top="0cm" fo:padding-bottom="0cm" fo:border="0.5pt solid #000001"/>
    </style:style>
    <style:style style:name="Tabla3.B3" style:family="table-cell">
      <style:table-cell-properties fo:padding-left="0.199cm" fo:padding-right="0.191cm" fo:padding-top="0cm" fo:padding-bottom="0cm" fo:border="0.5pt solid #000001"/>
    </style:style>
    <style:style style:name="Tabla3.C3" style:family="table-cell">
      <style:table-cell-properties fo:padding-left="0.199cm" fo:padding-right="0.191cm" fo:padding-top="0cm" fo:padding-bottom="0cm" fo:border="0.5pt solid #000001"/>
    </style:style>
    <style:style style:name="Tabla3.D3" style:family="table-cell">
      <style:table-cell-properties fo:padding-left="0.199cm" fo:padding-right="0.191cm" fo:padding-top="0cm" fo:padding-bottom="0cm" fo:border="0.5pt solid #000001"/>
    </style:style>
    <style:style style:name="Tabla3.A4" style:family="table-cell">
      <style:table-cell-properties fo:padding-left="0.199cm" fo:padding-right="0.191cm" fo:padding-top="0cm" fo:padding-bottom="0cm" fo:border="0.5pt solid #000001"/>
    </style:style>
    <style:style style:name="Tabla3.B4" style:family="table-cell">
      <style:table-cell-properties fo:padding-left="0.199cm" fo:padding-right="0.191cm" fo:padding-top="0cm" fo:padding-bottom="0cm" fo:border="0.5pt solid #000001"/>
    </style:style>
    <style:style style:name="Tabla3.C4" style:family="table-cell">
      <style:table-cell-properties fo:padding-left="0.199cm" fo:padding-right="0.191cm" fo:padding-top="0cm" fo:padding-bottom="0cm" fo:border="0.5pt solid #000001"/>
    </style:style>
    <style:style style:name="Tabla3.D4" style:family="table-cell">
      <style:table-cell-properties fo:padding-left="0.199cm" fo:padding-right="0.191cm" fo:padding-top="0cm" fo:padding-bottom="0cm" fo:border="0.5pt solid #000001"/>
    </style:style>
    <style:style style:name="Tabla3.A5" style:family="table-cell">
      <style:table-cell-properties fo:padding-left="0.199cm" fo:padding-right="0.191cm" fo:padding-top="0cm" fo:padding-bottom="0cm" fo:border="0.5pt solid #000001"/>
    </style:style>
    <style:style style:name="Tabla3.B5" style:family="table-cell">
      <style:table-cell-properties fo:padding-left="0.199cm" fo:padding-right="0.191cm" fo:padding-top="0cm" fo:padding-bottom="0cm" fo:border="0.5pt solid #000001"/>
    </style:style>
    <style:style style:name="Tabla3.C5" style:family="table-cell">
      <style:table-cell-properties fo:padding-left="0.199cm" fo:padding-right="0.191cm" fo:padding-top="0cm" fo:padding-bottom="0cm" fo:border="0.5pt solid #000001"/>
    </style:style>
    <style:style style:name="Tabla3.D5" style:family="table-cell">
      <style:table-cell-properties fo:padding-left="0.199cm" fo:padding-right="0.191cm" fo:padding-top="0cm" fo:padding-bottom="0cm" fo:border="0.5pt solid #000001"/>
    </style:style>
    <style:style style:name="Tabla3.A6" style:family="table-cell">
      <style:table-cell-properties fo:padding-left="0.199cm" fo:padding-right="0.191cm" fo:padding-top="0cm" fo:padding-bottom="0cm" fo:border="0.5pt solid #000001"/>
    </style:style>
    <style:style style:name="Tabla3.B6" style:family="table-cell">
      <style:table-cell-properties fo:padding-left="0.199cm" fo:padding-right="0.191cm" fo:padding-top="0cm" fo:padding-bottom="0cm" fo:border="0.5pt solid #000001"/>
    </style:style>
    <style:style style:name="Tabla3.C6" style:family="table-cell">
      <style:table-cell-properties fo:padding-left="0.199cm" fo:padding-right="0.191cm" fo:padding-top="0cm" fo:padding-bottom="0cm" fo:border="0.5pt solid #000001"/>
    </style:style>
    <style:style style:name="Tabla3.D6" style:family="table-cell">
      <style:table-cell-properties fo:padding-left="0.199cm" fo:padding-right="0.191cm" fo:padding-top="0cm" fo:padding-bottom="0cm" fo:border="0.5pt solid #000001"/>
    </style:style>
    <style:style style:name="Tabla3.A7" style:family="table-cell">
      <style:table-cell-properties fo:padding-left="0.199cm" fo:padding-right="0.191cm" fo:padding-top="0cm" fo:padding-bottom="0cm" fo:border="0.5pt solid #000001"/>
    </style:style>
    <style:style style:name="Tabla3.B7" style:family="table-cell">
      <style:table-cell-properties fo:padding-left="0.199cm" fo:padding-right="0.191cm" fo:padding-top="0cm" fo:padding-bottom="0cm" fo:border="0.5pt solid #000001"/>
    </style:style>
    <style:style style:name="Tabla3.C7" style:family="table-cell">
      <style:table-cell-properties fo:padding-left="0.199cm" fo:padding-right="0.191cm" fo:padding-top="0cm" fo:padding-bottom="0cm" fo:border="0.5pt solid #000001"/>
    </style:style>
    <style:style style:name="Tabla3.D7" style:family="table-cell">
      <style:table-cell-properties fo:padding-left="0.199cm" fo:padding-right="0.191cm" fo:padding-top="0cm" fo:padding-bottom="0cm" fo:border="0.5pt solid #000001"/>
    </style:style>
    <style:style style:name="Tabla4" style:family="table">
      <style:table-properties style:width="14.982cm" fo:margin-left="0cm" fo:margin-top="0cm" fo:margin-bottom="0cm" table:align="left" style:writing-mode="lr-tb"/>
    </style:style>
    <style:style style:name="Tabla4.A" style:family="table-column">
      <style:table-column-properties style:column-width="2.14cm"/>
    </style:style>
    <style:style style:name="Tabla4.C" style:family="table-column">
      <style:table-column-properties style:column-width="2.138cm"/>
    </style:style>
    <style:style style:name="Tabla4.E" style:family="table-column">
      <style:table-column-properties style:column-width="2.141cm"/>
    </style:style>
    <style:style style:name="Tabla4.F" style:family="table-column">
      <style:table-column-properties style:column-width="2.143cm"/>
    </style:style>
    <style:style style:name="Tabla4.1" style:family="table-row">
      <style:table-row-properties fo:keep-together="auto"/>
    </style:style>
    <style:style style:name="Tabla4.A1" style:family="table-cell">
      <style:table-cell-properties fo:padding-left="0.199cm" fo:padding-right="0.191cm" fo:padding-top="0cm" fo:padding-bottom="0cm" fo:border="0.5pt solid #000001"/>
    </style:style>
    <style:style style:name="Tabla5" style:family="table">
      <style:table-properties style:width="17cm" table:align="margins" style:writing-mode="lr-tb"/>
    </style:style>
    <style:style style:name="Tabla5.A" style:family="table-column">
      <style:table-column-properties style:column-width="4.251cm" style:rel-column-width="16383*"/>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5.667cm" style:rel-column-width="21845*"/>
    </style:style>
    <style:style style:name="Tabla6.A1" style:family="table-cell">
      <style:table-cell-properties fo:padding="0.097cm" fo:border-left="0.05pt solid #000000" fo:border-right="none" fo:border-top="0.05pt solid #000000" fo:border-bottom="0.05pt solid #000000"/>
    </style:style>
    <style:style style:name="Tabla6.C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officeooo:paragraph-rsid="001149f4"/>
    </style:style>
    <style:style style:name="P2" style:family="paragraph" style:parent-style-name="Standard">
      <style:paragraph-properties fo:text-align="justify" style:justify-single-word="false"/>
      <style:text-properties fo:font-size="14pt" style:text-underline-style="solid" style:text-underline-width="auto" style:text-underline-color="font-color" fo:font-weight="bold" officeooo:paragraph-rsid="001149f4" style:font-size-asian="14pt" style:font-weight-asian="bold" style:font-size-complex="14pt"/>
    </style:style>
    <style:style style:name="P3" style:family="paragraph" style:parent-style-name="Standard">
      <style:paragraph-properties fo:text-align="justify" style:justify-single-word="false"/>
      <style:text-properties style:font-name="Calibri" fo:font-size="11pt" officeooo:rsid="0016065d" officeooo:paragraph-rsid="0016065d" style:font-size-asian="11pt" style:font-name-complex="Calibri1" style:font-size-complex="11pt"/>
    </style:style>
    <style:style style:name="P4" style:family="paragraph" style:parent-style-name="Standard">
      <style:text-properties officeooo:paragraph-rsid="001149f4"/>
    </style:style>
    <style:style style:name="P5" style:family="paragraph" style:parent-style-name="Standard">
      <style:text-properties officeooo:rsid="0018c6b3" officeooo:paragraph-rsid="0018c6b3"/>
    </style:style>
    <style:style style:name="P6" style:family="paragraph" style:parent-style-name="Standard">
      <style:text-properties officeooo:rsid="0018c6b3" officeooo:paragraph-rsid="002160ef"/>
    </style:style>
    <style:style style:name="P7" style:family="paragraph" style:parent-style-name="Standard">
      <style:text-properties fo:font-size="12pt" officeooo:rsid="0018c6b3" officeooo:paragraph-rsid="002160ef" style:letter-kerning="true" style:font-name-asian="Droid Sans Fallback" style:font-size-asian="12pt" style:language-asian="zh" style:country-asian="CN" style:font-name-complex="Calibri1" style:font-size-complex="12pt" style:language-complex="hi" style:country-complex="IN"/>
    </style:style>
    <style:style style:name="P8" style:family="paragraph" style:parent-style-name="Standard">
      <style:paragraph-properties fo:margin-top="0cm" fo:margin-bottom="0cm" loext:contextual-spacing="false" fo:text-align="justify" style:justify-single-word="false"/>
      <style:text-properties officeooo:paragraph-rsid="001149f4"/>
    </style:style>
    <style:style style:name="P9" style:family="paragraph" style:parent-style-name="Standard">
      <style:paragraph-properties fo:margin-top="0cm" fo:margin-bottom="0cm" loext:contextual-spacing="false" fo:line-height="100%"/>
      <style:text-properties fo:font-size="12pt" officeooo:paragraph-rsid="001b8f52" style:font-name-asian="Times New Roman1" style:font-size-asian="12pt" style:language-asian="es" style:country-asian="ES" style:font-name-complex="Calibri1" style:font-size-complex="12pt"/>
    </style:style>
    <style:style style:name="P10" style:family="paragraph" style:parent-style-name="Standard">
      <style:paragraph-properties fo:margin-top="0cm" fo:margin-bottom="0cm" loext:contextual-spacing="false" fo:line-height="100%"/>
      <style:text-properties fo:font-size="12pt" officeooo:rsid="001d1e17" officeooo:paragraph-rsid="001d1e17" style:font-name-asian="Times New Roman1" style:font-size-asian="12pt" style:language-asian="es" style:country-asian="ES" style:font-name-complex="Calibri1" style:font-size-complex="12pt"/>
    </style:style>
    <style:style style:name="P11" style:family="paragraph" style:parent-style-name="Standard">
      <style:paragraph-properties fo:margin-top="0cm" fo:margin-bottom="0cm" loext:contextual-spacing="false" fo:line-height="100%"/>
      <style:text-properties officeooo:paragraph-rsid="001b8f52"/>
    </style:style>
    <style:style style:name="P12" style:family="paragraph" style:parent-style-name="Standard_20__28_user_29_">
      <style:paragraph-properties fo:margin-top="0cm" fo:margin-bottom="0cm" loext:contextual-spacing="false" fo:line-height="100%"/>
      <style:text-properties style:font-name="Calibri" fo:font-size="11pt" officeooo:paragraph-rsid="001b8f52" style:font-size-asian="11pt" style:font-name-complex="Calibri1" style:font-size-complex="11pt"/>
    </style:style>
    <style:style style:name="P13" style:family="paragraph" style:parent-style-name="Standard_20__28_user_29_">
      <style:paragraph-properties fo:margin-top="0cm" fo:margin-bottom="0cm" loext:contextual-spacing="false" fo:line-height="100%"/>
      <style:text-properties style:font-name="Calibri" fo:font-size="11pt" fo:font-weight="bold" officeooo:paragraph-rsid="001b8f52" style:font-size-asian="11pt" style:font-weight-asian="bold" style:font-name-complex="Calibri1" style:font-size-complex="11pt"/>
    </style:style>
    <style:style style:name="P14" style:family="paragraph" style:parent-style-name="Standard_20__28_user_29_">
      <style:text-properties style:font-name="Calibri" fo:font-size="11pt" officeooo:paragraph-rsid="001149f4" style:font-size-asian="11pt" style:font-name-complex="Calibri1" style:font-size-complex="11pt"/>
    </style:style>
    <style:style style:name="P15" style:family="paragraph" style:parent-style-name="Standard_20__28_user_29_">
      <style:text-properties style:font-name="Calibri" fo:font-size="11pt" officeooo:paragraph-rsid="0020ffee" style:font-size-asian="11pt" style:font-name-complex="Calibri1" style:font-size-complex="11pt"/>
    </style:style>
    <style:style style:name="P16" style:family="paragraph" style:parent-style-name="Standard_20__28_user_29_">
      <style:text-properties style:font-name="Calibri" fo:font-size="11pt" officeooo:paragraph-rsid="001b8f52" style:font-size-asian="11pt" style:font-name-complex="Calibri1" style:font-size-complex="11pt"/>
    </style:style>
    <style:style style:name="P17" style:family="paragraph" style:parent-style-name="Standard_20__28_user_29_">
      <style:text-properties style:font-name="Calibri" fo:font-size="11pt" officeooo:rsid="001b8f52" officeooo:paragraph-rsid="001b8f52" style:font-size-asian="11pt" style:font-name-complex="Calibri1" style:font-size-complex="11pt"/>
    </style:style>
    <style:style style:name="P18" style:family="paragraph" style:parent-style-name="Standard_20__28_user_29_">
      <style:text-properties style:font-name="Calibri" fo:font-size="11pt" officeooo:paragraph-rsid="001e3d54" style:font-size-asian="11pt" style:font-name-complex="Calibri1" style:font-size-complex="11pt"/>
    </style:style>
    <style:style style:name="P19" style:family="paragraph" style:parent-style-name="Standard_20__28_user_29_">
      <style:text-properties style:font-name="Calibri" fo:font-size="11pt" officeooo:rsid="001e3d54" officeooo:paragraph-rsid="001e3d54" style:font-size-asian="11pt" style:font-name-complex="Calibri1" style:font-size-complex="11pt"/>
    </style:style>
    <style:style style:name="P20" style:family="paragraph" style:parent-style-name="Standard_20__28_user_29_">
      <style:text-properties style:font-name="Calibri" fo:font-size="11pt" officeooo:rsid="001e3d54" officeooo:paragraph-rsid="002160ef" style:font-size-asian="11pt" style:font-name-complex="Calibri1" style:font-size-complex="11pt"/>
    </style:style>
    <style:style style:name="P21" style:family="paragraph" style:parent-style-name="Standard_20__28_user_29_">
      <style:text-properties style:font-name="Calibri" fo:font-size="11pt" officeooo:rsid="0020ffee" officeooo:paragraph-rsid="0020ffee" style:font-size-asian="11pt" style:font-name-complex="Calibri1" style:font-size-complex="11pt"/>
    </style:style>
    <style:style style:name="P22" style:family="paragraph" style:parent-style-name="Standard_20__28_user_29_">
      <style:text-properties style:font-name="Calibri" officeooo:paragraph-rsid="001149f4" style:font-name-complex="Calibri1"/>
    </style:style>
    <style:style style:name="P23" style:family="paragraph" style:parent-style-name="Standard_20__28_user_29_">
      <style:text-properties style:font-name="Calibri" officeooo:rsid="001149f4" officeooo:paragraph-rsid="001149f4" style:font-name-complex="Calibri1"/>
    </style:style>
    <style:style style:name="P24" style:family="paragraph" style:parent-style-name="Standard_20__28_user_29_">
      <style:text-properties style:font-name="Calibri" officeooo:rsid="0011b2e8" officeooo:paragraph-rsid="0011b2e8" style:font-name-complex="Calibri1"/>
    </style:style>
    <style:style style:name="P25" style:family="paragraph" style:parent-style-name="Standard_20__28_user_29_">
      <style:text-properties style:font-name="Calibri" officeooo:rsid="00122b4d" officeooo:paragraph-rsid="00122b4d" style:font-name-complex="Calibri1"/>
    </style:style>
    <style:style style:name="P26" style:family="paragraph" style:parent-style-name="Standard_20__28_user_29_">
      <style:text-properties style:font-name="Calibri" officeooo:rsid="0013000e" officeooo:paragraph-rsid="0013000e" style:font-name-complex="Calibri1"/>
    </style:style>
    <style:style style:name="P27" style:family="paragraph" style:parent-style-name="Standard_20__28_user_29_">
      <style:text-properties style:font-name="Calibri" officeooo:rsid="0016397e" officeooo:paragraph-rsid="0016397e" style:font-name-complex="Calibri1"/>
    </style:style>
    <style:style style:name="P28" style:family="paragraph" style:parent-style-name="Standard_20__28_user_29_">
      <style:text-properties style:font-name="Calibri" officeooo:rsid="0017ea67" officeooo:paragraph-rsid="0017ea67" style:font-name-complex="Calibri1"/>
    </style:style>
    <style:style style:name="P29" style:family="paragraph" style:parent-style-name="Standard_20__28_user_29_">
      <style:text-properties style:font-name="Calibri" officeooo:rsid="002160ef" officeooo:paragraph-rsid="002160ef" style:font-name-complex="Calibri1"/>
    </style:style>
    <style:style style:name="P30" style:family="paragraph" style:parent-style-name="Standard_20__28_user_29_">
      <style:paragraph-properties fo:text-align="justify" style:justify-single-word="false"/>
      <style:text-properties fo:color="#0070c0" style:font-name="Calibri" fo:font-size="11pt" fo:font-style="italic" officeooo:paragraph-rsid="001149f4" style:font-size-asian="11pt" style:font-style-asian="italic" style:font-name-complex="Calibri1" style:font-size-complex="11pt"/>
    </style:style>
    <style:style style:name="P31" style:family="paragraph" style:parent-style-name="Standard_20__28_user_29_">
      <style:paragraph-properties fo:margin-left="1.27cm" fo:margin-right="0cm" fo:text-indent="0cm" style:auto-text-indent="false"/>
      <style:text-properties style:font-name="Calibri" fo:font-size="11pt" officeooo:paragraph-rsid="001149f4" style:font-size-asian="11pt" style:font-name-complex="Calibri1" style:font-size-complex="11pt"/>
    </style:style>
    <style:style style:name="P32" style:family="paragraph" style:parent-style-name="Standard_20__28_user_29_">
      <style:paragraph-properties fo:margin-left="11.502cm" fo:margin-right="0cm" fo:text-indent="0cm" style:auto-text-indent="false"/>
      <style:text-properties officeooo:paragraph-rsid="001149f4"/>
    </style:style>
    <style:style style:name="P33" style:family="paragraph" style:parent-style-name="Standard_20__28_user_29_">
      <style:paragraph-properties fo:break-before="page"/>
      <style:text-properties style:font-name="Calibri" officeooo:paragraph-rsid="001149f4" style:font-name-complex="Calibri1"/>
    </style:style>
    <style:style style:name="P34" style:family="paragraph" style:parent-style-name="Standard_20__28_user_29_">
      <loext:graphic-properties draw:fill="solid" draw:fill-color="#d9d9d9"/>
      <style:paragraph-properties fo:background-color="#d9d9d9" fo:padding-left="0.141cm" fo:padding-right="0.141cm" fo:padding-top="0.035cm" fo:padding-bottom="0.035cm" fo:border="0.51pt solid #00000a"/>
      <style:text-properties style:font-name="Calibri" fo:font-weight="bold" officeooo:paragraph-rsid="001149f4" style:font-weight-asian="bold" style:font-name-complex="Calibri1"/>
    </style:style>
    <style:style style:name="P35" style:family="paragraph" style:parent-style-name="Standard_20__28_user_29_">
      <loext:graphic-properties draw:fill="solid" draw:fill-color="#d9d9d9"/>
      <style:paragraph-properties fo:background-color="#d9d9d9" fo:padding-left="0.141cm" fo:padding-right="0.141cm" fo:padding-top="0.176cm" fo:padding-bottom="0.035cm" fo:border="0.51pt solid #00000a"/>
      <style:text-properties style:font-name="Calibri" fo:font-weight="bold" officeooo:paragraph-rsid="001149f4" style:font-weight-asian="bold" style:font-name-complex="Calibri1"/>
    </style:style>
    <style:style style:name="P36" style:family="paragraph" style:parent-style-name="Standard">
      <style:paragraph-properties fo:margin-top="0cm" fo:margin-bottom="0.282cm" loext:contextual-spacing="false" fo:line-height="108%"/>
      <style:text-properties fo:font-size="15pt" style:text-underline-style="solid" style:text-underline-width="auto" style:text-underline-color="font-color" fo:font-weight="bold" officeooo:rsid="0018c6b3" officeooo:paragraph-rsid="001b8f52" style:font-size-asian="15pt" style:font-weight-asian="bold" style:font-name-complex="Calibri1" style:font-size-complex="15pt"/>
    </style:style>
    <style:style style:name="P37" style:family="paragraph" style:parent-style-name="Standard_20__28_user_29_">
      <loext:graphic-properties draw:fill="solid" draw:fill-color="#d9d9d9"/>
      <style:paragraph-properties fo:background-color="#d9d9d9" fo:padding-left="0cm" fo:padding-right="0.141cm" fo:padding-top="0.035cm" fo:padding-bottom="0.035cm" fo:border="0.51pt solid #00000a"/>
      <style:text-properties officeooo:paragraph-rsid="001b8f52"/>
    </style:style>
    <style:style style:name="P38" style:family="paragraph" style:parent-style-name="Text_20_body">
      <style:paragraph-properties fo:margin-left="0cm" fo:margin-right="0cm" fo:orphans="2" fo:widows="2" fo:text-indent="0cm" style:auto-text-indent="false"/>
      <style:text-properties fo:font-variant="normal" fo:text-transform="none" fo:color="#333333" style:font-name="Arial1" fo:font-size="7.5pt" fo:letter-spacing="normal" fo:font-style="normal" fo:font-weight="normal"/>
    </style:style>
    <style:style style:name="P39" style:family="paragraph" style:parent-style-name="Table_20_Contents">
      <style:paragraph-properties fo:text-align="start" style:justify-single-word="false"/>
      <style:text-properties style:font-name="Calibri" fo:font-size="12pt" style:font-name-asian="Droid Sans Fallback" style:font-size-asian="12pt" style:font-name-complex="Calibri1" style:font-size-complex="12pt"/>
    </style:style>
    <style:style style:name="P40" style:family="paragraph" style:parent-style-name="Table_20_Contents">
      <style:paragraph-properties fo:text-align="start" style:justify-single-word="false"/>
      <style:text-properties style:font-name="Calibri" fo:font-size="12pt" officeooo:paragraph-rsid="0016149b" style:font-name-asian="Droid Sans Fallback" style:font-size-asian="12pt" style:font-name-complex="Calibri1" style:font-size-complex="12pt"/>
    </style:style>
    <style:style style:name="P41" style:family="paragraph" style:parent-style-name="Table_20_Contents">
      <style:paragraph-properties fo:text-align="start" style:justify-single-word="false"/>
      <style:text-properties style:font-name="Calibri" fo:font-size="12pt" officeooo:rsid="0016149b" style:font-name-asian="Droid Sans Fallback" style:font-size-asian="12pt" style:font-name-complex="Calibri1" style:font-size-complex="12pt"/>
    </style:style>
    <style:style style:name="P42" style:family="paragraph" style:parent-style-name="Table_20_Contents">
      <style:paragraph-properties fo:text-align="start" style:justify-single-word="false"/>
      <style:text-properties style:font-name="Calibri" fo:font-size="12pt" officeooo:rsid="0016149b" officeooo:paragraph-rsid="0016149b" style:font-name-asian="Droid Sans Fallback" style:font-size-asian="12pt" style:font-name-complex="Calibri1" style:font-size-complex="12pt"/>
    </style:style>
    <style:style style:name="P43" style:family="paragraph" style:parent-style-name="Table_20_Contents">
      <style:text-properties officeooo:paragraph-rsid="001ae5c6"/>
    </style:style>
    <style:style style:name="P44" style:family="paragraph" style:parent-style-name="Table_20_Contents">
      <style:text-properties officeooo:rsid="001ae5c6" officeooo:paragraph-rsid="001ae5c6"/>
    </style:style>
    <style:style style:name="P45" style:family="paragraph" style:parent-style-name="Standard" style:master-page-name="Standard">
      <style:paragraph-properties style:page-number="auto"/>
      <style:text-properties officeooo:paragraph-rsid="001b8f52"/>
    </style:style>
    <style:style style:name="P46" style:family="paragraph" style:parent-style-name="Standard">
      <style:paragraph-properties fo:margin-top="0cm" fo:margin-bottom="0cm" loext:contextual-spacing="false" fo:line-height="100%"/>
      <style:text-properties fo:font-size="12pt" officeooo:paragraph-rsid="001b8f52" style:font-name-asian="Times New Roman1" style:font-size-asian="12pt" style:language-asian="es" style:country-asian="ES" style:font-name-complex="Calibri1" style:font-size-complex="12pt"/>
    </style:style>
    <style:style style:name="P47" style:family="paragraph" style:parent-style-name="Standard">
      <style:paragraph-properties fo:margin-top="0cm" fo:margin-bottom="0cm" loext:contextual-spacing="false" fo:line-height="100%" fo:text-align="center" style:justify-single-word="false"/>
      <style:text-properties fo:font-size="12pt" fo:font-weight="bold" officeooo:paragraph-rsid="001b8f52" style:font-name-asian="Times New Roman1" style:font-size-asian="12pt" style:language-asian="es" style:country-asian="ES" style:font-weight-asian="bold" style:font-name-complex="Calibri1" style:font-size-complex="12pt"/>
    </style:style>
    <style:style style:name="P48" style:family="paragraph" style:parent-style-name="Standard">
      <style:paragraph-properties fo:margin-top="0cm" fo:margin-bottom="0cm" loext:contextual-spacing="false" fo:line-height="100%" fo:text-align="center" style:justify-single-word="false"/>
      <style:text-properties fo:font-size="12pt" fo:font-weight="bold" officeooo:rsid="001d1e17" officeooo:paragraph-rsid="001d1e17" style:font-name-asian="Times New Roman1" style:font-size-asian="12pt" style:language-asian="es" style:country-asian="ES" style:font-weight-asian="bold" style:font-name-complex="Calibri1" style:font-size-complex="12pt"/>
    </style:style>
    <style:style style:name="P49" style:family="paragraph" style:parent-style-name="Standard" style:list-style-name="WWNum1">
      <style:paragraph-properties fo:margin-top="0cm" fo:margin-bottom="0cm" loext:contextual-spacing="false" fo:line-height="100%"/>
      <style:text-properties officeooo:paragraph-rsid="002e565b"/>
    </style:style>
    <style:style style:name="P50" style:family="paragraph" style:parent-style-name="Standard">
      <style:text-properties fo:font-size="12pt" officeooo:paragraph-rsid="001b8f52" style:font-size-asian="12pt" style:font-name-complex="Calibri1" style:font-size-complex="12pt"/>
    </style:style>
    <style:style style:name="P51" style:family="paragraph" style:parent-style-name="Standard">
      <style:text-properties officeooo:rsid="0028ffe5" officeooo:paragraph-rsid="0028ffe5"/>
    </style:style>
    <style:style style:name="P52" style:family="paragraph" style:parent-style-name="Standard">
      <style:paragraph-properties fo:text-align="justify" style:justify-single-word="false"/>
      <style:text-properties officeooo:paragraph-rsid="001149f4"/>
    </style:style>
    <style:style style:name="P53" style:family="paragraph" style:parent-style-name="Standard">
      <style:paragraph-properties fo:text-align="justify" style:justify-single-word="false"/>
      <style:text-properties officeooo:rsid="002a379c" officeooo:paragraph-rsid="002a379c"/>
    </style:style>
    <style:style style:name="P54" style:family="paragraph" style:parent-style-name="Standard">
      <style:paragraph-properties fo:text-align="justify" style:justify-single-word="false"/>
      <style:text-properties fo:font-variant="normal" fo:text-transform="none" fo:color="#dcddde" style:font-name="inherit" fo:font-size="8pt" fo:letter-spacing="normal" fo:font-style="normal" fo:font-weight="normal" officeooo:paragraph-rsid="001149f4" loext:padding="0cm" loext:border="none"/>
    </style:style>
    <style:style style:name="P55" style:family="paragraph" style:parent-style-name="Standard">
      <style:paragraph-properties fo:text-align="justify" style:justify-single-word="false"/>
      <style:text-properties officeooo:rsid="002bbbb2" officeooo:paragraph-rsid="002bbbb2"/>
    </style:style>
    <style:style style:name="P56" style:family="paragraph" style:parent-style-name="Standard">
      <style:text-properties officeooo:rsid="002df96b" officeooo:paragraph-rsid="002df96b"/>
    </style:style>
    <style:style style:name="P57" style:family="paragraph" style:parent-style-name="Standard">
      <style:text-properties fo:font-size="14pt" style:text-underline-style="solid" style:text-underline-width="auto" style:text-underline-color="font-color" fo:font-weight="bold" officeooo:rsid="002e565b" officeooo:paragraph-rsid="002e565b" style:font-size-asian="14pt" style:font-weight-asian="bold" style:font-size-complex="14pt"/>
    </style:style>
    <style:style style:name="P58" style:family="paragraph" style:parent-style-name="Standard">
      <style:text-properties officeooo:rsid="002e565b" officeooo:paragraph-rsid="002e565b" style:language-asian="zh" style:country-asian="CN" style:language-complex="hi" style:country-complex="IN"/>
    </style:style>
    <style:style style:name="P59" style:family="paragraph" style:parent-style-name="Standard">
      <style:text-properties officeooo:paragraph-rsid="002e565b"/>
    </style:style>
    <style:style style:name="P60" style:family="paragraph" style:parent-style-name="Standard">
      <style:text-properties officeooo:rsid="0018c6b3" officeooo:paragraph-rsid="002e565b"/>
    </style:style>
    <style:style style:name="P61" style:family="paragraph" style:parent-style-name="Standard">
      <style:paragraph-properties fo:margin-top="0.494cm" fo:margin-bottom="0.494cm" loext:contextual-spacing="false" fo:line-height="100%"/>
      <style:text-properties officeooo:paragraph-rsid="002e565b"/>
    </style:style>
    <style:style style:name="P62" style:family="paragraph" style:parent-style-name="Standard" style:list-style-name="WWNum1">
      <style:paragraph-properties fo:margin-top="0.494cm" fo:margin-bottom="0cm" loext:contextual-spacing="false" fo:line-height="100%"/>
      <style:text-properties officeooo:paragraph-rsid="002e565b"/>
    </style:style>
    <style:style style:name="P63" style:family="paragraph" style:parent-style-name="Standard" style:list-style-name="WWNum1">
      <style:paragraph-properties fo:margin-top="0cm" fo:margin-bottom="0.494cm" loext:contextual-spacing="false" fo:line-height="100%"/>
      <style:text-properties officeooo:paragraph-rsid="002e565b"/>
    </style:style>
    <style:style style:name="P64" style:family="paragraph" style:parent-style-name="Standard" style:master-page-name="Standard">
      <style:paragraph-properties style:page-number="auto"/>
      <style:text-properties officeooo:paragraph-rsid="002e565b"/>
    </style:style>
    <style:style style:name="P65" style:family="paragraph" style:parent-style-name="Standard_20__28_user_29_" style:list-style-name="WWNum8">
      <style:text-properties style:font-name="Calibri" fo:font-size="11pt" officeooo:paragraph-rsid="001149f4" style:font-size-asian="11pt" style:font-name-complex="Calibri1" style:font-size-complex="11pt"/>
    </style:style>
    <style:style style:name="P66" style:family="paragraph" style:parent-style-name="Standard_20__28_user_29_" style:list-style-name="WWNum8">
      <style:text-properties style:font-name="Calibri" fo:font-size="11pt" officeooo:paragraph-rsid="0020ffee" style:font-size-asian="11pt" style:font-name-complex="Calibri1" style:font-size-complex="11pt"/>
    </style:style>
    <style:style style:name="P67" style:family="paragraph" style:parent-style-name="Standard_20__28_user_29_" style:list-style-name="WWNum8">
      <style:text-properties style:font-name="Calibri" fo:font-size="11pt" officeooo:paragraph-rsid="001e3d54" style:font-size-asian="11pt" style:font-name-complex="Calibri1" style:font-size-complex="11pt"/>
    </style:style>
    <style:style style:name="P68" style:family="paragraph" style:parent-style-name="Standard_20__28_user_29_" style:list-style-name="WWNum8">
      <style:text-properties style:font-name="Calibri" fo:font-size="11pt" officeooo:rsid="001e3d54" officeooo:paragraph-rsid="002160ef" style:font-size-asian="11pt" style:font-name-complex="Calibri1" style:font-size-complex="11pt"/>
    </style:style>
    <style:style style:name="P69" style:family="paragraph" style:parent-style-name="Standard_20__28_user_29_" style:list-style-name="WWNum2">
      <style:text-properties style:font-name="Calibri" fo:font-size="11pt" officeooo:paragraph-rsid="001149f4" style:font-size-asian="11pt" style:font-name-complex="Calibri1" style:font-size-complex="11pt"/>
    </style:style>
    <style:style style:name="P70" style:family="paragraph" style:parent-style-name="Standard_20__28_user_29_">
      <style:text-properties style:font-name="Calibri" fo:font-size="11pt" officeooo:paragraph-rsid="001b8f52" style:font-size-asian="11pt" style:font-name-complex="Calibri1" style:font-size-complex="11pt"/>
    </style:style>
    <style:style style:name="P71" style:family="paragraph" style:parent-style-name="Standard_20__28_user_29_">
      <style:paragraph-properties fo:text-align="justify" style:justify-single-word="false"/>
      <style:text-properties style:font-name="Calibri" fo:font-size="11pt" officeooo:paragraph-rsid="002e565b" style:font-size-asian="11pt" style:font-name-complex="Calibri1" style:font-size-complex="11pt"/>
    </style:style>
    <style:style style:name="P72" style:family="paragraph" style:parent-style-name="Standard_20__28_user_29_">
      <style:text-properties style:font-name="Calibri" fo:font-size="11pt" officeooo:paragraph-rsid="002e565b" style:font-size-asian="11pt" style:font-name-complex="Calibri1" style:font-size-complex="11pt"/>
    </style:style>
    <style:style style:name="P73" style:family="paragraph" style:parent-style-name="Standard_20__28_user_29_">
      <style:text-properties style:font-name="Calibri" fo:font-size="11pt" officeooo:rsid="002e565b" officeooo:paragraph-rsid="002e565b" style:font-size-asian="11pt" style:font-name-complex="Calibri1" style:font-size-complex="11pt"/>
    </style:style>
    <style:style style:name="P74"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paragraph-rsid="002e565b" style:font-size-asian="11pt" style:font-weight-asian="bold" style:font-name-complex="Calibri1" style:font-size-complex="11pt"/>
    </style:style>
    <style:style style:name="P75"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rsid="002e565b" officeooo:paragraph-rsid="002e565b" style:font-size-asian="11pt" style:font-weight-asian="bold" style:font-name-complex="Calibri1" style:font-size-complex="11pt"/>
    </style:style>
    <style:style style:name="P76"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rsid="002fe253" officeooo:paragraph-rsid="002fe253" style:font-size-asian="11pt" style:font-weight-asian="bold" style:font-name-complex="Calibri1" style:font-size-complex="11pt"/>
    </style:style>
    <style:style style:name="P77"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rsid="003130e5" officeooo:paragraph-rsid="003130e5" style:font-size-asian="11pt" style:font-weight-asian="bold" style:font-name-complex="Calibri1" style:font-size-complex="11pt" style:font-weight-complex="normal"/>
    </style:style>
    <style:style style:name="P78"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rsid="003130e5" officeooo:paragraph-rsid="0031e1e0" style:font-size-asian="11pt" style:font-weight-asian="bold" style:font-name-complex="Calibri1" style:font-size-complex="11pt" style:font-weight-complex="normal"/>
    </style:style>
    <style:style style:name="P79" style:family="paragraph" style:parent-style-name="Standard_20__28_user_29_">
      <style:paragraph-properties fo:text-align="justify" style:justify-single-word="false"/>
      <style:text-properties style:font-name="Calibri" fo:font-size="11pt" style:text-underline-style="solid" style:text-underline-width="auto" style:text-underline-color="font-color" fo:font-weight="bold" officeooo:rsid="0031e1e0" officeooo:paragraph-rsid="0031e1e0" style:font-size-asian="11pt" style:font-weight-asian="bold" style:font-name-complex="Calibri1" style:font-size-complex="11pt" style:font-weight-complex="normal"/>
    </style:style>
    <style:style style:name="P80" style:family="paragraph" style:parent-style-name="Standard_20__28_user_29_">
      <style:paragraph-properties fo:text-align="justify" style:justify-single-word="false"/>
      <style:text-properties style:font-name="Calibri" fo:font-size="11pt" style:text-underline-style="none" fo:font-weight="normal" officeooo:rsid="002e565b" officeooo:paragraph-rsid="002e565b" style:font-size-asian="11pt" style:font-weight-asian="normal" style:font-name-complex="Calibri1" style:font-size-complex="11pt" style:font-weight-complex="normal"/>
    </style:style>
    <style:style style:name="P81" style:family="paragraph" style:parent-style-name="Standard_20__28_user_29_">
      <style:paragraph-properties fo:text-align="justify" style:justify-single-word="false"/>
      <style:text-properties style:font-name="Calibri" fo:font-size="11pt" style:text-underline-style="none" fo:font-weight="normal" officeooo:rsid="002e565b" officeooo:paragraph-rsid="002fe253" style:font-size-asian="11pt" style:font-weight-asian="normal" style:font-name-complex="Calibri1" style:font-size-complex="11pt" style:font-weight-complex="normal"/>
    </style:style>
    <style:style style:name="P82" style:family="paragraph" style:parent-style-name="Standard_20__28_user_29_">
      <style:paragraph-properties fo:text-align="justify" style:justify-single-word="false"/>
      <style:text-properties style:font-name="Calibri" fo:font-size="11pt" style:text-underline-style="none" fo:font-weight="normal" officeooo:rsid="002e565b" officeooo:paragraph-rsid="003130e5" style:font-size-asian="11pt" style:font-weight-asian="normal" style:font-name-complex="Calibri1" style:font-size-complex="11pt" style:font-weight-complex="normal"/>
    </style:style>
    <style:style style:name="P83" style:family="paragraph" style:parent-style-name="Standard_20__28_user_29_" style:list-style-name="WWNum2">
      <style:paragraph-properties fo:text-align="justify" style:justify-single-word="false"/>
      <style:text-properties style:font-name="Calibri" fo:font-size="11pt" style:text-underline-style="none" fo:font-weight="normal" officeooo:rsid="002e565b" officeooo:paragraph-rsid="003130e5" style:font-size-asian="11pt" style:font-weight-asian="normal" style:font-name-complex="Calibri1" style:font-size-complex="11pt" style:font-weight-complex="normal"/>
    </style:style>
    <style:style style:name="P84" style:family="paragraph" style:parent-style-name="Standard_20__28_user_29_">
      <style:paragraph-properties fo:text-align="justify" style:justify-single-word="false"/>
      <style:text-properties style:font-name="Calibri" fo:font-size="11pt" style:text-underline-style="none" fo:font-weight="normal" officeooo:rsid="002fe253" officeooo:paragraph-rsid="002fe253" style:font-size-asian="11pt" style:font-weight-asian="normal" style:font-name-complex="Calibri1" style:font-size-complex="11pt" style:font-weight-complex="normal"/>
    </style:style>
    <style:style style:name="P85" style:family="paragraph" style:parent-style-name="Standard_20__28_user_29_">
      <style:paragraph-properties fo:text-align="justify" style:justify-single-word="false"/>
      <style:text-properties style:font-name="Calibri" fo:font-size="11pt" style:text-underline-style="none" fo:font-weight="normal" officeooo:rsid="003130e5" officeooo:paragraph-rsid="003130e5" style:font-size-asian="11pt" style:font-weight-asian="normal" style:font-name-complex="Calibri1" style:font-size-complex="11pt" style:font-weight-complex="normal"/>
    </style:style>
    <style:style style:name="P86" style:family="paragraph" style:parent-style-name="Standard_20__28_user_29_" style:list-style-name="WWNum2">
      <style:paragraph-properties fo:text-align="justify" style:justify-single-word="false"/>
      <style:text-properties style:font-name="Calibri" fo:font-size="11pt" style:text-underline-style="none" fo:font-weight="normal" officeooo:rsid="003130e5" officeooo:paragraph-rsid="003130e5" style:font-size-asian="11pt" style:font-weight-asian="normal" style:font-name-complex="Calibri1" style:font-size-complex="11pt" style:font-weight-complex="normal"/>
    </style:style>
    <style:style style:name="P87" style:family="paragraph" style:parent-style-name="Standard_20__28_user_29_">
      <style:text-properties style:font-name="Calibri" officeooo:rsid="002337d9" officeooo:paragraph-rsid="002337d9" style:font-name-complex="Calibri1"/>
    </style:style>
    <style:style style:name="P88" style:family="paragraph" style:parent-style-name="Standard_20__28_user_29_" style:list-style-name="L1">
      <style:text-properties style:font-name="Calibri" officeooo:rsid="002337d9" officeooo:paragraph-rsid="002337d9" style:font-name-complex="Calibri1"/>
    </style:style>
    <style:style style:name="P89" style:family="paragraph" style:parent-style-name="Standard_20__28_user_29_">
      <style:text-properties style:font-name="Calibri" officeooo:paragraph-rsid="002337d9" style:font-name-complex="Calibri1"/>
    </style:style>
    <style:style style:name="P90" style:family="paragraph" style:parent-style-name="Standard_20__28_user_29_">
      <style:text-properties style:font-name="Calibri" officeooo:paragraph-rsid="001149f4" style:font-name-complex="Calibri1"/>
    </style:style>
    <style:style style:name="P91" style:family="paragraph" style:parent-style-name="Standard_20__28_user_29_">
      <style:text-properties style:font-name="Calibri" officeooo:rsid="00252c7a" officeooo:paragraph-rsid="00252c7a" style:font-name-complex="Calibri1"/>
    </style:style>
    <style:style style:name="P92" style:family="paragraph" style:parent-style-name="Standard_20__28_user_29_" style:list-style-name="L5">
      <style:text-properties style:font-name="Calibri" officeooo:rsid="00252c7a" officeooo:paragraph-rsid="00252c7a" style:font-name-complex="Calibri1"/>
    </style:style>
    <style:style style:name="P93" style:family="paragraph" style:parent-style-name="Standard_20__28_user_29_">
      <style:text-properties style:font-name="Calibri" officeooo:rsid="002725f6" officeooo:paragraph-rsid="002725f6" style:font-name-complex="Calibri1"/>
    </style:style>
    <style:style style:name="P94" style:family="paragraph" style:parent-style-name="Standard_20__28_user_29_">
      <style:text-properties style:font-name="Calibri" officeooo:rsid="002c83a3" officeooo:paragraph-rsid="002c83a3" style:font-name-complex="Calibri1"/>
    </style:style>
    <style:style style:name="P95" style:family="paragraph" style:parent-style-name="Standard_20__28_user_29_" style:list-style-name="WWNum2">
      <style:text-properties officeooo:paragraph-rsid="001149f4"/>
    </style:style>
    <style:style style:name="P96" style:family="paragraph" style:parent-style-name="Standard_20__28_user_29_" style:list-style-name="L4">
      <style:text-properties officeooo:paragraph-rsid="00252c7a"/>
    </style:style>
    <style:style style:name="P97" style:family="paragraph" style:parent-style-name="Standard_20__28_user_29_" style:list-style-name="WWNum2">
      <style:paragraph-properties fo:text-align="justify" style:justify-single-word="false"/>
      <style:text-properties officeooo:paragraph-rsid="002e565b"/>
    </style:style>
    <style:style style:name="P98" style:family="paragraph" style:parent-style-name="Standard_20__28_user_29_" style:list-style-name="WWNum2">
      <style:paragraph-properties fo:text-align="justify" style:justify-single-word="false"/>
      <style:text-properties officeooo:paragraph-rsid="002fe253"/>
    </style:style>
    <style:style style:name="P99" style:family="paragraph" style:parent-style-name="Standard_20__28_user_29_" style:list-style-name="WWNum2">
      <style:paragraph-properties fo:text-align="justify" style:justify-single-word="false"/>
      <style:text-properties officeooo:paragraph-rsid="003130e5"/>
    </style:style>
    <style:style style:name="P100" style:family="paragraph" style:parent-style-name="Standard_20__28_user_29_" style:list-style-name="WWNum2">
      <style:paragraph-properties fo:text-align="justify" style:justify-single-word="false"/>
      <style:text-properties officeooo:paragraph-rsid="0031e1e0"/>
    </style:style>
    <style:style style:name="P101" style:family="paragraph" style:parent-style-name="Standard_20__28_user_29_" style:list-style-name="WWNum2">
      <style:paragraph-properties fo:text-align="justify" style:justify-single-word="false"/>
      <style:text-properties officeooo:paragraph-rsid="0031f2ab"/>
    </style:style>
    <style:style style:name="P102" style:family="paragraph" style:parent-style-name="Standard_20__28_user_29_">
      <style:paragraph-properties fo:text-align="justify" style:justify-single-word="false"/>
      <style:text-properties officeooo:paragraph-rsid="002e565b"/>
    </style:style>
    <style:style style:name="P103" style:family="paragraph" style:parent-style-name="Standard_20__28_user_29_">
      <style:paragraph-properties fo:text-align="justify" style:justify-single-word="false"/>
      <style:text-properties officeooo:paragraph-rsid="0031f2ab"/>
    </style:style>
    <style:style style:name="P104" style:family="paragraph" style:parent-style-name="Standard_20__28_user_29_">
      <style:paragraph-properties fo:text-align="justify" style:justify-single-word="false"/>
      <style:text-properties officeooo:rsid="0031f2ab" officeooo:paragraph-rsid="0031f2ab"/>
    </style:style>
    <style:style style:name="P105" style:family="paragraph" style:parent-style-name="Standard_20__28_user_29_">
      <loext:graphic-properties draw:fill="solid" draw:fill-color="#d9d9d9"/>
      <style:paragraph-properties fo:background-color="#d9d9d9" fo:padding-left="0.141cm" fo:padding-right="0.141cm" fo:padding-top="0.035cm" fo:padding-bottom="0.035cm" fo:border="0.51pt solid #00000a"/>
      <style:text-properties style:font-name="Calibri" fo:font-size="11pt" fo:font-weight="bold" officeooo:paragraph-rsid="001b8f52" style:font-size-asian="11pt" style:font-weight-asian="bold" style:font-name-complex="Calibri1" style:font-size-complex="11pt"/>
    </style:style>
    <style:style style:name="P106" style:family="paragraph" style:parent-style-name="Standard_20__28_user_29_">
      <loext:graphic-properties draw:fill="solid" draw:fill-color="#d9d9d9"/>
      <style:paragraph-properties fo:background-color="#d9d9d9" fo:padding-left="0.141cm" fo:padding-right="0.141cm" fo:padding-top="0.035cm" fo:padding-bottom="0.035cm" fo:border="0.51pt solid #00000a"/>
      <style:text-properties officeooo:paragraph-rsid="002e565b"/>
    </style:style>
    <style:style style:name="P107" style:family="paragraph" style:parent-style-name="Standard_20__28_user_29_">
      <loext:graphic-properties draw:fill="solid" draw:fill-color="#d9d9d9"/>
      <style:paragraph-properties fo:background-color="#d9d9d9" fo:padding-left="0.141cm" fo:padding-right="0.141cm" fo:padding-top="0.176cm" fo:padding-bottom="0.035cm" fo:border="0.51pt solid #00000a"/>
      <style:text-properties style:font-name="Calibri" fo:font-size="11pt" fo:font-weight="bold" officeooo:paragraph-rsid="001b8f52" style:font-size-asian="11pt" style:font-weight-asian="bold" style:font-name-complex="Calibri1" style:font-size-complex="11pt"/>
    </style:style>
    <style:style style:name="P108" style:family="paragraph" style:parent-style-name="Standard_20__28_user_29_">
      <loext:graphic-properties draw:fill="solid" draw:fill-color="#d9d9d9"/>
      <style:paragraph-properties fo:background-color="#d9d9d9" fo:padding-left="0.141cm" fo:padding-right="0.141cm" fo:padding-top="0.176cm" fo:padding-bottom="0.035cm" fo:border="0.51pt solid #00000a"/>
      <style:text-properties officeooo:paragraph-rsid="002e565b"/>
    </style:style>
    <style:style style:name="P109" style:family="paragraph" style:parent-style-name="Standard_20__28_user_29_">
      <style:paragraph-properties fo:margin-top="0cm" fo:margin-bottom="0cm" loext:contextual-spacing="false" fo:line-height="100%"/>
      <style:text-properties style:font-name="Calibri" fo:font-size="11pt" fo:font-weight="bold" officeooo:paragraph-rsid="001b8f52" style:font-size-asian="11pt" style:font-weight-asian="bold" style:font-name-complex="Calibri1" style:font-size-complex="11pt"/>
    </style:style>
    <style:style style:name="P110" style:family="paragraph" style:parent-style-name="Standard_20__28_user_29_">
      <loext:graphic-properties draw:fill="solid" draw:fill-color="#d9d9d9"/>
      <style:paragraph-properties fo:background-color="#d9d9d9" fo:padding-left="0cm" fo:padding-right="0.141cm" fo:padding-top="0.035cm" fo:padding-bottom="0.035cm" fo:border="0.51pt solid #00000a"/>
      <style:text-properties style:font-name="Calibri" fo:font-size="11pt" fo:font-weight="bold" officeooo:paragraph-rsid="001b8f52" style:font-size-asian="11pt" style:font-weight-asian="bold" style:font-name-complex="Calibri1" style:font-size-complex="11pt"/>
    </style:style>
    <style:style style:name="P111" style:family="paragraph" style:parent-style-name="Standard_20__28_user_29_">
      <loext:graphic-properties draw:fill="solid" draw:fill-color="#d9d9d9"/>
      <style:paragraph-properties fo:background-color="#d9d9d9" fo:padding-left="0.141cm" fo:padding-right="0.141cm" fo:padding-top="0cm" fo:padding-bottom="0.035cm" fo:border="0.51pt solid #00000a"/>
      <style:text-properties officeooo:paragraph-rsid="002e565b"/>
    </style:style>
    <style:style style:name="P112"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paragraph-rsid="002e565b" style:font-size-asian="11pt" style:font-weight-asian="bold" style:font-name-complex="Calibri1" style:font-size-complex="11pt"/>
    </style:style>
    <style:style style:name="P113"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paragraph-rsid="002fe253" style:font-size-asian="11pt" style:font-weight-asian="bold" style:font-name-complex="Calibri1" style:font-size-complex="11pt"/>
    </style:style>
    <style:style style:name="P114"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paragraph-rsid="003130e5" style:font-size-asian="11pt" style:font-weight-asian="bold" style:font-name-complex="Calibri1" style:font-size-complex="11pt"/>
    </style:style>
    <style:style style:name="P115"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rsid="002fe253" officeooo:paragraph-rsid="002fe253" style:font-size-asian="11pt" style:font-weight-asian="bold" style:font-name-complex="Calibri1" style:font-size-complex="11pt"/>
    </style:style>
    <style:style style:name="P116"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rsid="003130e5" officeooo:paragraph-rsid="0031e1e0" style:font-size-asian="11pt" style:font-weight-asian="bold" style:font-name-complex="Calibri1" style:font-size-complex="11pt" style:font-weight-complex="normal"/>
    </style:style>
    <style:style style:name="P117"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rsid="0031e1e0" officeooo:paragraph-rsid="0031e1e0" style:font-size-asian="11pt" style:font-weight-asian="bold" style:font-name-complex="Calibri1" style:font-size-complex="11pt" style:font-weight-complex="normal"/>
    </style:style>
    <style:style style:name="P118" style:family="paragraph" style:parent-style-name="Standard_20__28_user_29_" style:list-style-name="WWNum2">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rsid="0031e1e0" officeooo:paragraph-rsid="0031e1e0" style:font-size-asian="11pt" style:font-weight-asian="bold" style:font-name-complex="Calibri1" style:font-size-complex="11pt" style:font-weight-complex="normal"/>
    </style:style>
    <style:style style:name="P119" style:family="paragraph" style:parent-style-name="Standard_20__28_user_29_">
      <style:paragraph-properties fo:margin-left="1.27cm" fo:margin-right="0cm" fo:text-align="justify" style:justify-single-word="false" fo:text-indent="0cm" style:auto-text-indent="false"/>
      <style:text-properties style:font-name="Calibri" fo:font-size="11pt" style:text-underline-style="solid" style:text-underline-width="auto" style:text-underline-color="font-color" fo:font-weight="bold" officeooo:rsid="0031f2ab" officeooo:paragraph-rsid="0031f2ab" style:font-size-asian="11pt" style:font-weight-asian="bold" style:font-name-complex="Calibri1" style:font-size-complex="11pt" style:font-weight-complex="normal"/>
    </style:style>
    <style:style style:name="P120" style:family="paragraph" style:parent-style-name="Table_20_Contents">
      <style:paragraph-properties fo:text-align="start" style:justify-single-word="false"/>
      <style:text-properties style:font-name="Calibri" fo:font-size="11pt" style:font-name-asian="Droid Sans Fallback" style:font-size-asian="11pt" style:font-name-complex="Calibri1" style:font-size-complex="11pt"/>
    </style:style>
    <style:style style:name="P121" style:family="paragraph" style:parent-style-name="Table_20_Contents">
      <style:paragraph-properties fo:text-align="start" style:justify-single-word="false"/>
      <style:text-properties style:font-name="Calibri" fo:font-size="11pt" officeooo:rsid="0031f2ab" officeooo:paragraph-rsid="0031f2ab" style:font-name-asian="Droid Sans Fallback" style:font-size-asian="11pt" style:font-name-complex="Calibri1" style:font-size-complex="11pt"/>
    </style:style>
    <style:style style:name="P122" style:family="paragraph" style:parent-style-name="Table_20_Contents">
      <style:text-properties officeooo:rsid="00336a9e" officeooo:paragraph-rsid="00336a9e"/>
    </style:style>
    <style:style style:name="T1" style:family="text">
      <style:text-properties style:font-name="Calibri" fo:font-size="11pt" style:font-size-asian="11pt" style:font-name-complex="Calibri1" style:font-size-complex="11pt"/>
    </style:style>
    <style:style style:name="T2" style:family="text">
      <style:text-properties style:font-name="Calibri" fo:font-size="11pt" fo:font-weight="bold" style:font-size-asian="11pt" style:font-weight-asian="bold" style:font-name-complex="Calibri1" style:font-size-complex="11pt"/>
    </style:style>
    <style:style style:name="T3" style:family="text">
      <style:text-properties style:font-name="Calibri" fo:font-size="11pt" fo:font-weight="bold" style:font-size-asian="11pt" style:font-weight-asian="bold" style:font-name-complex="Calibri1" style:font-size-complex="11pt"/>
    </style:style>
    <style:style style:name="T4" style:family="text">
      <style:text-properties style:font-name="Calibri" fo:font-size="11pt" style:text-underline-style="solid" style:text-underline-width="auto" style:text-underline-color="font-color" fo:font-weight="bold" style:font-size-asian="11pt" style:font-weight-asian="bold" style:font-name-complex="Calibri1" style:font-size-complex="11pt"/>
    </style:style>
    <style:style style:name="T5" style:family="text">
      <style:text-properties style:font-name="Calibri" fo:font-size="11pt" style:text-underline-style="solid" style:text-underline-width="auto" style:text-underline-color="font-color" fo:font-weight="bold" officeooo:rsid="002fe253" style:font-size-asian="11pt" style:font-weight-asian="bold" style:font-name-complex="Calibri1" style:font-size-complex="11pt"/>
    </style:style>
    <style:style style:name="T6" style:family="text">
      <style:text-properties style:font-name="Calibri" fo:font-size="9pt" style:font-size-asian="9pt" style:font-name-complex="Calibri1" style:font-size-complex="9pt"/>
    </style:style>
    <style:style style:name="T7" style:family="text">
      <style:text-properties style:font-name="Calibri" fo:font-size="14pt" style:font-size-asian="14pt" style:font-name-complex="Calibri1" style:font-size-complex="14pt"/>
    </style:style>
    <style:style style:name="T8" style:family="text">
      <style:text-properties style:font-name="Calibri" officeooo:rsid="00252c7a" style:font-name-complex="Calibri1"/>
    </style:style>
    <style:style style:name="T9" style:family="text">
      <style:text-properties style:font-name="Calibri" fo:font-size="8pt" style:text-underline-style="solid" style:text-underline-width="auto" style:text-underline-color="font-color" fo:font-weight="bold" style:font-size-asian="8pt" style:font-weight-asian="bold" style:font-name-complex="Calibri1" style:font-size-complex="8pt"/>
    </style:style>
    <style:style style:name="T10" style:family="text">
      <style:text-properties style:text-position="sub 58%" style:font-name="Calibri" fo:font-size="11pt" style:font-size-asian="11pt" style:font-name-complex="Calibri1" style:font-size-complex="11pt"/>
    </style:style>
    <style:style style:name="T11" style:family="text">
      <style:text-properties style:text-position="sub 58%" style:font-name="Calibri" fo:font-size="9pt" style:font-size-asian="9pt" style:font-name-complex="Calibri1" style:font-size-complex="9pt"/>
    </style:style>
    <style:style style:name="T12" style:family="text">
      <style:text-properties officeooo:rsid="001149f4"/>
    </style:style>
    <style:style style:name="T13" style:family="text">
      <style:text-properties officeooo:rsid="00122b4d"/>
    </style:style>
    <style:style style:name="T14" style:family="text">
      <style:text-properties style:text-underline-style="none"/>
    </style:style>
    <style:style style:name="T15" style:family="text">
      <style:text-properties style:text-underline-style="none" officeooo:rsid="00142d58"/>
    </style:style>
    <style:style style:name="T16" style:family="text">
      <style:text-properties officeooo:rsid="0016149b"/>
    </style:style>
    <style:style style:name="T17" style:family="text">
      <style:text-properties officeooo:rsid="001ae5c6"/>
    </style:style>
    <style:style style:name="T18" style:family="text">
      <style:text-properties officeooo:rsid="001b8f52"/>
    </style:style>
    <style:style style:name="T19" style:family="text">
      <style:text-properties fo:font-size="15pt" style:text-underline-style="solid" style:text-underline-width="auto" style:text-underline-color="font-color" fo:font-weight="bold" style:font-size-asian="15pt" style:font-weight-asian="bold" style:font-name-complex="Calibri1" style:font-size-complex="15pt"/>
    </style:style>
    <style:style style:name="T20" style:family="text">
      <style:text-properties fo:font-size="15pt" style:text-underline-style="solid" style:text-underline-width="auto" style:text-underline-color="font-color" fo:font-weight="bold" style:font-name-asian="Times New Roman1" style:font-size-asian="15pt" style:language-asian="es" style:country-asian="ES" style:font-weight-asian="bold" style:font-name-complex="Calibri1" style:font-size-complex="15pt"/>
    </style:style>
    <style:style style:name="T21" style:family="text">
      <style:text-properties fo:font-size="12pt" style:font-name-asian="Times New Roman1" style:font-size-asian="12pt" style:language-asian="es" style:country-asian="ES" style:font-name-complex="Calibri1" style:font-size-complex="12pt"/>
    </style:style>
    <style:style style:name="T22" style:family="text">
      <style:text-properties fo:font-size="12pt" style:font-name-asian="Times New Roman1" style:font-size-asian="12pt" style:language-asian="es" style:country-asian="ES" style:font-name-complex="Calibri1" style:font-size-complex="12pt"/>
    </style:style>
    <style:style style:name="T23" style:family="text">
      <style:text-properties fo:font-size="12pt" fo:font-weight="bold" style:font-name-asian="Times New Roman1" style:font-size-asian="12pt" style:language-asian="es" style:country-asian="ES" style:font-weight-asian="bold" style:font-name-complex="Calibri1" style:font-size-complex="12pt"/>
    </style:style>
    <style:style style:name="T24" style:family="text">
      <style:text-properties fo:font-size="12pt" fo:font-style="italic" style:font-name-asian="Times New Roman1" style:font-size-asian="12pt" style:language-asian="es" style:country-asian="ES" style:font-style-asian="italic" style:font-name-complex="Calibri1" style:font-size-complex="12pt" style:font-style-complex="italic"/>
    </style:style>
    <style:style style:name="T25" style:family="text">
      <style:text-properties fo:font-variant="normal" fo:text-transform="none" fo:color="#001133" style:font-name="Helvetica Neue" fo:font-size="7.5pt" fo:letter-spacing="normal" fo:font-style="normal" fo:font-weight="normal"/>
    </style:style>
    <style:style style:name="T26" style:family="text">
      <style:text-properties fo:font-variant="normal" fo:text-transform="none" fo:color="#001133" style:font-name="Helvetica Neue" fo:font-size="7.5pt" fo:letter-spacing="normal" fo:font-style="normal" fo:font-weight="normal" officeooo:rsid="002160ef"/>
    </style:style>
    <style:style style:name="T27" style:family="text">
      <style:text-properties fo:font-variant="normal" fo:text-transform="none" fo:color="#001133" style:text-line-through-style="none" style:text-line-through-type="none" style:font-name="Helvetica Neue" fo:font-size="7.5pt" fo:letter-spacing="normal" fo:font-style="normal" style:text-underline-style="none" fo:font-weight="normal" style:text-blinking="false" fo:background-color="#ffffff" loext:char-shading-value="0"/>
    </style:style>
    <style:style style:name="T28" style:family="text">
      <style:text-properties fo:font-variant="normal" fo:text-transform="none" fo:color="#006699" style:text-line-through-style="none" style:text-line-through-type="none" style:font-name="Helvetica Neue" fo:font-size="7.5pt" fo:letter-spacing="normal" fo:font-style="normal" style:text-underline-style="none" fo:font-weight="normal" style:text-blinking="false" fo:background-color="#ffffff" loext:char-shading-value="0"/>
    </style:style>
    <style:style style:name="T29" style:family="text">
      <style:text-properties fo:font-variant="normal" fo:text-transform="none" fo:color="#333333" style:font-name="Arial1" fo:font-size="7.5pt" fo:letter-spacing="normal" fo:font-style="normal" fo:font-weight="normal"/>
    </style:style>
    <style:style style:name="T30" style:family="text">
      <style:text-properties officeooo:rsid="001fabc0"/>
    </style:style>
    <style:style style:name="T31" style:family="text">
      <style:text-properties officeooo:rsid="001ff7d8"/>
    </style:style>
    <style:style style:name="T32" style:family="text">
      <style:text-properties officeooo:rsid="002160ef"/>
    </style:style>
    <style:style style:name="T33" style:family="text">
      <style:text-properties officeooo:rsid="002337d9"/>
    </style:style>
    <style:style style:name="T34" style:family="text">
      <style:text-properties officeooo:rsid="00252c7a"/>
    </style:style>
    <style:style style:name="T35" style:family="text">
      <style:text-properties officeooo:rsid="002ac8ac"/>
    </style:style>
    <style:style style:name="T36" style:family="text">
      <style:text-properties style:text-underline-style="solid" style:text-underline-width="auto" style:text-underline-color="font-color" officeooo:rsid="002bbbb2"/>
    </style:style>
    <style:style style:name="T37" style:family="text">
      <style:text-properties style:text-underline-style="solid" style:text-underline-width="auto" style:text-underline-color="font-color" fo:font-weight="bold" style:font-weight-asian="bold"/>
    </style:style>
    <style:style style:name="T38" style:family="text">
      <style:text-properties style:text-underline-style="solid" style:text-underline-width="auto" style:text-underline-color="font-color" fo:font-weight="bold" officeooo:rsid="002fe253" style:font-weight-asian="bold"/>
    </style:style>
    <style:style style:name="T39" style:family="text">
      <style:text-properties fo:font-size="14pt" style:text-underline-style="solid" style:text-underline-width="auto" style:text-underline-color="font-color" fo:font-weight="bold" style:font-size-asian="14pt" style:font-weight-asian="bold" style:font-size-complex="14pt"/>
    </style:style>
    <style:style style:name="T40" style:family="text">
      <style:text-properties fo:color="#0000ff" fo:font-size="12pt" style:text-underline-style="solid" style:text-underline-width="auto" style:text-underline-color="font-color" style:font-name-asian="Times New Roman1" style:font-size-asian="12pt" style:language-asian="es" style:country-asian="ES" style:font-name-complex="Calibri1" style:font-size-complex="12pt"/>
    </style:style>
    <style:style style:name="T41" style:family="text">
      <style:text-properties style:font-name-asian="Times New Roman1" style:language-asian="es" style:country-asian="ES" style:font-name-complex="Calibri1"/>
    </style:style>
    <style:style style:name="T42" style:family="text">
      <style:text-properties officeooo:rsid="002fe253"/>
    </style:style>
    <style:style style:name="T43" style:family="text">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ÁCTICA Nº 7 LAS DISOLUCIONES. <text:span text:style-name="T14"><text:s text:c="39"/></text:span><text:span text:style-name="T15">Fecha: 4/2/2019</text:span></text:p>
      <text:p text:style-name="P34">FUNDAMENTO</text:p>
      <text:p text:style-name="P14"/>
      <text:p text:style-name="P30"/>
      <text:p text:style-name="P14"/>
      <text:list xml:id="list3803850437" text:style-name="WWNum8">
        <text:list-item>
          <text:p text:style-name="P65">Fundamento de las disoluciones. </text:p>
        </text:list-item>
        <text:list-item>
          <text:p text:style-name="P65">¿Qué son? </text:p>
        </text:list-item>
        <text:list-item>
          <text:p text:style-name="P65">¿Para qué se utilizan? </text:p>
        </text:list-item>
        <text:list-item>
          <text:p text:style-name="P65">Principales características</text:p>
        </text:list-item>
        <text:list-item>
          <text:p text:style-name="P65">Componentes</text:p>
        </text:list-item>
        <text:list-item>
          <text:p text:style-name="P65">Tipos de disoluciones.</text:p>
        </text:list-item>
        <text:list-item>
          <text:p text:style-name="P65">Procedimiento de elaboración</text:p>
        </text:list-item>
      </text:list>
      <text:p text:style-name="P14"/>
      <text:p text:style-name="P18">¿Qué son?</text:p>
      <text:p text:style-name="P14">Las disoluciones son mezclas homogéneas de dos o más sustancias. Entre sus componentes tenemos: </text:p>
      <text:p text:style-name="P14">- El soluto: Es el componente que se encuentra en distinto estado físico que la disolución. Puede ser un gas, un líquido o un sólido.</text:p>
      <text:p text:style-name="P14">- El disolvente: Es la sutancia que se encuentra en distinto estado físico que la disolución. Puede ser un gas, un líquido o un sólido.</text:p>
      <text:p text:style-name="P15">¿Para qué se utilizan?</text:p>
      <text:p text:style-name="P15"><text:span text:style-name="T25">Los aceites lubricantes empleados en la industria, los </text:span><text:a xlink:type="simple" xlink:href="https://www.ecured.cu/Suero_fisiológico" text:style-name="Internet_20_link" text:visited-style-name="Visited_20_Internet_20_Link">sueros fisiológico</text:a><text:span text:style-name="T28"> </text:span><text:span text:style-name="T25">y numerosos productos farmacéuticos usados en </text:span><text:a xlink:type="simple" xlink:href="https://www.ecured.cu/Medicina" text:style-name="Internet_20_link" text:visited-style-name="Visited_20_Internet_20_Link"><text:span text:style-name="T28">medicina</text:span></text:a><text:span text:style-name="T25">, así como algunos </text:span><text:a xlink:type="simple" xlink:href="https://www.ecured.cu/Herbicidas" text:style-name="Internet_20_link" text:visited-style-name="Visited_20_Internet_20_Link"><text:span text:style-name="T28">herbicidas</text:span></text:a><text:span text:style-name="T27"> </text:span><text:span text:style-name="T25">e </text:span><text:span text:style-name="T26">i</text:span><text:a xlink:type="simple" xlink:href="https://www.ecured.cu/Insecticidas" text:style-name="Internet_20_link" text:visited-style-name="Visited_20_Internet_20_Link"><text:span text:style-name="T28">nsecticidas</text:span></text:a><text:span text:style-name="T25">, de gran importancia para la </text:span><text:a xlink:type="simple" xlink:href="https://www.ecured.cu/Agricultura" text:style-name="Internet_20_link" text:visited-style-name="Visited_20_Internet_20_Link"><text:span text:style-name="T28">agricultura</text:span></text:a><text:span text:style-name="T25">, son disoluciones líquidas. Entre estas también existen lo</text:span><text:span text:style-name="T26">s </text:span><text:a xlink:type="simple" xlink:href="https://www.ecured.cu/Aceite_vegetal" text:style-name="Internet_20_link" text:visited-style-name="Visited_20_Internet_20_Link"><text:span text:style-name="T28">aceites vegetales</text:span></text:a><text:span text:style-name="T25">, el vinagre, el vino seco, la lejía y el salfumante, muy manipuladas en el hogar. Muchos procesos ocurren entre disoluciones líquidas, como en los organismos vivos. Por ejemplo, las plantas toman las sustancias nutritivas del suelo solo en disolución. Además las disoluciones constituyen la parte líquida de las células vivientes.</text:span> </text:p>
      <text:list xml:id="list104937085046" text:continue-numbering="true" text:style-name="WWNum8">
        <text:list-item>
          <text:p text:style-name="P66">Principales características</text:p>
        </text:list-item>
      </text:list>
      <text:p text:style-name="P21">Sus principales características son: </text:p>
      <text:p text:style-name="P21">-Son mezclas homogéneas</text:p>
      <text:p text:style-name="P21">-Como hemos nombrado anteriormente, consta de dos partes: Soluto y disolvente</text:p>
      <text:p text:style-name="P21">-Los volúmenes no son aditivos, es decir, el columen final es diferente a la suma de los volúmenes del disolvente y del soluto</text:p>
      <text:p text:style-name="P21">- Las cantidades de soluto y de disolvente se encientran en proporciones variables.</text:p>
      <text:p text:style-name="P21">- Las propiedades físicas de la disolución son diferentes a la del solvente puro.</text:p>
      <text:p text:style-name="P21">-Las propiedades físicas dependerán de la concentración.</text:p>
      <text:p text:style-name="P21">-Las propiedades químicas de los componentes no se alteran.</text:p>
      <text:p text:style-name="P21">Los componentes se pueden separar por fraccionamiento.</text:p>
      <text:list xml:id="list103042107966" text:continue-numbering="true" text:style-name="WWNum8">
        <text:list-item>
          <text:p text:style-name="P67">Tipos de disoluciones.</text:p>
        </text:list-item>
      </text:list>
      <text:p text:style-name="P19">Las disoluciones las podemos clasificar según su concentración en: </text:p>
      <text:p text:style-name="P19">-Diluidas: Hay muy poca cantidad de soluto de manera que el disolvente puede seguir admitiendo soluto.</text:p>
      <text:p text:style-name="P19">-Concentradas: Hay bastante cantidad de soluto disuelto, sin embargo el disolvente todavía puede seguir <text:span text:style-name="T30">admitiendo</text:span> <text:span text:style-name="T30">más</text:span> soluto.</text:p>
      <text:p text:style-name="P19">-<text:span text:style-name="T31">Saturadas: Aquellas que a una temperatura determinada no podrán seguir admitiendo más soluto. Si la temperatura es aumentada también lo será su capacidad para admitir soluto.</text:span></text:p>
      <text:p text:style-name="P19">-<text:span text:style-name="T31">Sobresaturadas: Son aquellas que al estar saturadas, aumentamos la temperatura para poder echar más soluto o la movemos precipitadamente.</text:span></text:p>
      <text:list xml:id="list104747455011" text:continue-numbering="true" text:style-name="WWNum8">
        <text:list-item>
          <text:p text:style-name="P68">Procedimiento de elaboración</text:p>
        </text:list-item>
      </text:list>
      <text:p text:style-name="P20"><text:span text:style-name="T29">Inicialmente, para poder preparar una disolución de concentración conocida, se debe calcular la masa de soluto que se necesita para realizarla.</text:span> <text:span text:style-name="T32">Seguidamente realizaremos los siguientes pasos:</text:span></text:p>
      <text:p text:style-name="P20"/>
      <text:p text:style-name="P38">- Se debe masar la cantidad de soluto determinada. <text:span text:style-name="T32">Depositaremos la cantidad necesaria</text:span> en el vidrio reloj. El vidrio reloj se debe poner limpio y seco sobre el plato de la balanza. Luego, con ayuda de una espátula, se debe agregar el soluto, hasta llegar a la cantidad <text:span text:style-name="T32">que necesitamos</text:span></text:p>
      <text:p text:style-name="P38">- <text:span text:style-name="T32">Depositamos</text:span> el soluto masado en un vaso precipitado, para agregar sobre él, una pequeña cantidad de disolvente.</text:p>
      <text:p text:style-name="P38">- Con ayuda de un embudo de vidrio y una varilla de agitación, se vierte el soluto disuelto en un matraz de aforo. <text:s/>Luego, que este se ha depositado, se agrega disolvente hasta alcanzar la línea de aforo.</text:p>
      <text:p text:style-name="P38"/>
      <text:p text:style-name="P38"><text:soft-page-break/>- <text:span text:style-name="T32">Por último</text:span>, <text:s/>homogeniza<text:span text:style-name="T32">remos</text:span> la disolución, tapando el matraz de aforo <text:span text:style-name="T32">y moviéndolo reiteradamente</text:span>. De esta manera, aseguramos la correcta disolución del soluto en el disolvente.</text:p>
      <text:p text:style-name="P19"/>
      <text:p text:style-name="P14"/>
      <text:p text:style-name="P34">OBJETIVO</text:p>
      <text:p text:style-name="P14"/>
      <text:list xml:id="list124114995" text:style-name="WWNum2">
        <text:list-item>
          <text:p text:style-name="P69">Preparar una disolución expresada en % P/V al 5% de cloruro de sodio en 250 ml.</text:p>
        </text:list-item>
      </text:list>
      <text:p text:style-name="P14"/>
      <text:list xml:id="list103701791392" text:continue-numbering="true" text:style-name="WWNum2">
        <text:list-item>
          <text:p text:style-name="P95"><text:span text:style-name="T1">Preparar una disolución expresada en % P/V de 9.6 g de sacarosa (C</text:span><text:span text:style-name="T10">12</text:span><text:span text:style-name="T1">H</text:span><text:span text:style-name="T10">22</text:span><text:span text:style-name="T1">O</text:span><text:span text:style-name="T10">11</text:span><text:span text:style-name="T1">) en 100 ml de disolución. Calcula la molaridad.</text:span></text:p>
        </text:list-item>
      </text:list>
      <text:p text:style-name="P31"/>
      <text:list xml:id="list103808701144" text:continue-numbering="true" text:style-name="WWNum2">
        <text:list-item>
          <text:p text:style-name="P69">A partir de la disolución 5%P/V de cloruro de sodio preparar 100 ml de suero salino al 0.9 %.</text:p>
        </text:list-item>
      </text:list>
      <text:p text:style-name="P31"/>
      <text:list xml:id="list102874252951" text:continue-numbering="true" text:style-name="WWNum2">
        <text:list-item>
          <text:p text:style-name="P69">Confeccionar una etiqueta para el suero salino (y adjuntarla en la práctica).</text:p>
        </text:list-item>
      </text:list>
      <text:p text:style-name="P22"/>
      <text:p text:style-name="P34">MATERIALES</text:p>
      <text:p text:style-name="P22"><text:s/><text:span text:style-name="T12">Matraz aforado 250 mL</text:span></text:p>
      <text:p text:style-name="P23">Matraz aforado 52 mL</text:p>
      <text:p text:style-name="P23">Matraz aforado 100 mL</text:p>
      <text:p text:style-name="P23">Agua destilada</text:p>
      <text:p text:style-name="P23">Balanza</text:p>
      <text:p text:style-name="P23">Embudo</text:p>
      <text:p text:style-name="P29">Varilla</text:p>
      <text:p text:style-name="P29">Vidrio de Reloj</text:p>
      <text:p text:style-name="P29">Vaso de precipitados</text:p>
      <text:p text:style-name="P22"/>
      <text:p text:style-name="P34">REACTIVOS</text:p>
      <text:p text:style-name="P22"/>
      <text:p text:style-name="P24">Solutos: Cloruro de Sodio (NaCl) y Sacarosa C12H22O11</text:p>
      <text:p text:style-name="P24">Disolvente: Agua destilada </text:p>
      <text:p text:style-name="P22"/>
      <text:p text:style-name="P22"/>
      <text:p text:style-name="P35">CALCULOS Y RESULTADOS</text:p>
      <text:p text:style-name="P22"/>
      <text:p text:style-name="P32"><text:span text:style-name="T6">PM </text:span><text:span text:style-name="T11">H</text:span><text:span text:style-name="T6"> = 1,008 g/mol</text:span></text:p>
      <text:p text:style-name="P32"><text:span text:style-name="T6">PM </text:span><text:span text:style-name="T11">C</text:span><text:span text:style-name="T6"> = 12,010 g/mol</text:span></text:p>
      <text:p text:style-name="P32"><text:span text:style-name="T6">PM </text:span><text:span text:style-name="T11">O </text:span><text:span text:style-name="T6">= 16 g/mol</text:span></text:p>
      <text:p text:style-name="P32"><text:span text:style-name="T6">PM </text:span><text:span text:style-name="T11">Na</text:span><text:span text:style-name="T6"> = 22.9898 g/mol</text:span></text:p>
      <text:p text:style-name="P32"><text:span text:style-name="T6">PM </text:span><text:span text:style-name="T11">Cl </text:span><text:span text:style-name="T6">= 35.453 g/mol</text:span></text:p>
      <text:p text:style-name="P22"/>
      <text:p text:style-name="P22"/>
      <text:p text:style-name="P24">a) 5 = (gramos soluto/ 250) <text:span text:style-name="T13">x </text:span>100 <text:s text:c="2"/>→<text:span text:style-name="T13"> gramos de soluto = 12,5 gramos</text:span></text:p>
      <text:p text:style-name="P24"/>
      <text:p text:style-name="P25">b)%P/V = (9,6/50) x 100 = 19,2 %</text:p>
      <text:p text:style-name="P26">PM C12H22O11 = (12x12) + ( 1x22) + ( 11x16) = 342 gr/mol</text:p>
      <text:p text:style-name="P26"/>
      <text:p text:style-name="P26">9,6 X ( 1 mol / 342 g ) = 0,028 moles <text:s/></text:p>
      <text:p text:style-name="P26"/>
      <text:p text:style-name="P26">M= 0,028/ 0,05 = 0,56 M</text:p>
      <text:p text:style-name="P26"/>
      <text:p text:style-name="P26">50 mL x ( 1 <text:s/>L / 1000 mL ) = 0,05 L</text:p>
      <text:p text:style-name="P26"><text:soft-page-break/></text:p>
      <text:p text:style-name="P26">c) 5 x V1 = 0,9 x 100 <text:s text:c="2"/>→ V1 = (0,9 x 100 ) / 5 = 18mL </text:p>
      <text:p text:style-name="P22"/>
      <text:p text:style-name="P22"/>
      <text:p text:style-name="P22"/>
      <text:p text:style-name="P34">PROCEDIMIENTO</text:p>
      <text:p text:style-name="P22"/>
      <text:list xml:id="list2788931372" text:style-name="L1">
        <text:list-item>
          <text:p text:style-name="P88">Disolución de NaCl 5% p/v 250 mL:</text:p>
        </text:list-item>
      </text:list>
      <text:p text:style-name="P87">1. Pesar 12 gramos de NaCL en la balanza. Hay que tener en cuenta <text:s/><text:span text:style-name="T34">que hay que encender la balanza 30 minutos antes y hay que tarar el vidrio de reloj.</text:span></text:p>
      <text:p text:style-name="P91">2.Añadir el NaCl a un matraz Erlenmeyer y diluirlo con agua destilada. Después menear con la varilla agitadora y verterlo al matraz aforado.</text:p>
      <text:p text:style-name="P91">3. Enrasar con el agua destilada <text:s/>hasta 250 mL</text:p>
      <text:p text:style-name="P91"/>
      <text:list xml:id="list2670416520" text:style-name="L4">
        <text:list-item>
          <text:p text:style-name="P96"><text:span text:style-name="T8">Disolución de sacarosa 19,2% p/v, 50 mL</text:span></text:p>
        </text:list-item>
      </text:list>
      <text:p text:style-name="P91"/>
      <text:p text:style-name="P91">1.Pesar 9,6 gramos de sacarosa en la balanza mediante un vidrio de reloj</text:p>
      <text:p text:style-name="P91">2.Añadir la sacarosa en el matraz Erlenmeyer y diluirlo con agua destialda. Despuéslo menearemos con la varilla agitadora y verteremos al matraz aforado de 50 mL</text:p>
      <text:p text:style-name="P91">3.Enrasar con agua destilada hasta 50 mL</text:p>
      <text:p text:style-name="P22"/>
      <text:p text:style-name="P22"/>
      <text:list xml:id="list4225868864" text:style-name="L5">
        <text:list-item>
          <text:p text:style-name="P92">Suero salimo al 0,9% 100mL</text:p>
        </text:list-item>
      </text:list>
      <text:p text:style-name="P91">1. Tomar 18 mL de la disolución de NaCl al 5% y verterlo al matraz aforado de 100 mL</text:p>
      <text:p text:style-name="P91">2. Enrasar hasta 100 mL con agua destilada</text:p>
      <text:p text:style-name="P22"/>
      <text:p text:style-name="P22"/>
      <text:p text:style-name="P22"/>
      <text:p text:style-name="P22"/>
      <text:p text:style-name="P34">VALORACIÓN DE LOS RESULTADOS</text:p>
      <text:p text:style-name="P22"/>
      <text:p text:style-name="P93">El resultado de la práctica ha sido bastante satisfactorio ya que tanto mis compañeras del grupo como yo hemos sido bastante precisas a la hora de realizar las mediciones como de realizar las pesadas. Sólo tuvimos un fallo, en la disolución de la sacarosa ya que nos pasamos de la línea de aforo y tuvimos que repetir todo el procedimiento.</text:p>
      <text:p text:style-name="P22"/>
      <text:p text:style-name="P22"/>
      <text:p text:style-name="P22"/>
      <text:p text:style-name="P34">OBSERVACIONES</text:p>
      <text:p text:style-name="P22"/>
      <text:p text:style-name="P6"/>
      <text:p text:style-name="P6">Bibliografía</text:p>
      <text:p text:style-name="P6"/>
      <text:p text:style-name="P6"><text:a xlink:type="simple" xlink:href="http://quimicaorganicaexplicada.com/las-disoluciones-quimicas/" text:style-name="Internet_20_link" text:visited-style-name="Visited_20_Internet_20_Link">http://quimicaorganicaexplicada.com/las-disoluciones-quimicas/</text:a></text:p>
      <text:p text:style-name="P6"><text:a xlink:type="simple" xlink:href="https://es.m.wikipedia.org/wiki/Disolución" text:style-name="Internet_20_link" text:visited-style-name="Visited_20_Internet_20_Link">https://es.m.wikipedia.org/wiki/Disoluci%C3%B3n</text:a></text:p>
      <text:p text:style-name="P7"><text:a xlink:type="simple" xlink:href="https://www.portaleducativo.net/segundo-medio/47/preparacion-de-disoluciones-diluciones" text:style-name="Internet_20_link" text:visited-style-name="Visited_20_Internet_20_Link">https://www.portaleducativo.net/segundo-medio/47/preparacion-de-disoluciones-diluciones</text:a></text:p>
      <text:p text:style-name="P33"/>
      <text:p text:style-name="P2"><text:bookmark text:name="_GoBack"/>PRÁCTICA Nº 8 LAS DILUCIONES. </text:p>
      <text:p text:style-name="P22"/>
      <text:p text:style-name="P34">FUNDAMENTO</text:p>
      <text:p text:style-name="P8"/>
      <text:p text:style-name="P1">-¿Qué son las diluciones?</text:p>
      <text:p text:style-name="P53">Las diluciónes son la reducción de una sustancia química en una disolución. Un ejemplo de diluciones en campo sanitario sería a la hora de aplicar medicamentos</text:p>
      <text:p text:style-name="P1">-Las diluciones tienen muchas aplicaciones en el campo sanitario, ¿Cómo por ejemplo?: </text:p>
      <text:p text:style-name="P54">En biología y medicina, además de los usos más convencionales, descritos anteriormente, la dilución seriada también se puede utilizar para reducir la concentración de microorganismos o células de una muestra. Como, por ejemplo, el número de colonias de bacterias que crecen en una placa de Petri en un momento dado depende de la concentración, y dado que muchas otras técnicas de diagnóstico implican contar físicamente el número de microorganismos o células en ciertas áreas impresas dentro de una rejilla (comparando las concentraciones de dos tipos de células o microorganismos en la muestra) o en cavidades de un volumen determinado (para concentraciones absolutas), la dilución puede ser útil para obtener resultados más manejables4​ o para tener un número definido de colonias de cultivo en cada placa.5​ La dilución en serie es también un método más barato y más sencillo para preparar los cultivos de una sola célula que el empleo de pinzas ópticas y micromanipuladores.6​</text:p>
      <text:p text:style-name="Standard"><text:line-break/><text:span text:style-name="T35">Las diluciones tanto en biología como en medician se pueden utulizaar para reducir la concentración de microorganismos o ceélulas de una muestra de manera que los resultados podrán ser más manejables o también para tener un número definido de colonias de cultivo en cada placa. </text:span></text:p>
      <text:p text:style-name="Standard"/>
      <text:p text:style-name="P1">¿Qué es el factor de dilución? ¿Cómo se expresa?</text:p>
      <text:p text:style-name="P53">En las diluciones nos encontramos el factor de dilcuión el cual es un número que nos <text:span text:style-name="T35">indica las veces que debe diluirse una solución para obtener una de menor de concentración. De tal manera la concentración dependerá del número de partículas del soluto y del volumen total. Si tenemos un factor de dilución 10 es decir 1/10; 1/100; 1/1000 y así sucesivamente. Por ejemplo:</text:span></text:p>
      <text:p text:style-name="P55"/>
      <text:p text:style-name="P1"/>
      <text:p text:style-name="P1">- Ej.1; una dilución1/2, se prepararía con _<text:span text:style-name="T36">1</text:span>_ml de la disolución madre y _<text:span text:style-name="T36">1</text:span>_ ml de disolvente.<text:line-break/>- Ej. 2; una dilución 1/10, se prepararía con _<text:span text:style-name="T36">1</text:span>_ ml de la disolución madre y __<text:span text:style-name="T36">9</text:span>_ ml de disolvente.</text:p>
      <text:p text:style-name="P1">-Ej. Ej. 3; una dilución 1/3, se prepararía con _<text:span text:style-name="T36">1</text:span>_ ml de la disolución madre y _<text:span text:style-name="T36">9</text:span>_ ml de disolvente.</text:p>
      <text:p text:style-name="P1"><text:line-break/>-¿Qué son las diluciones seriadas o bancos de dilución?</text:p>
      <text:p text:style-name="P55">Una dilución seriada es la reducción progresiva de la concentración de una sustancia en una disolución. Se utilizan para crear disoluciones muy diluidas con precisión. </text:p>
      <text:p text:style-name="P1"/>
      <text:p text:style-name="P22"/>
      <text:p text:style-name="P34">OBJETIVO</text:p>
      <text:p text:style-name="P14"/>
      <text:p text:style-name="P3">Realizar y practicar la dilución seriada.</text:p>
      <text:p text:style-name="P14"/>
      <text:p text:style-name="P14"/>
      <text:p text:style-name="P14"/>
      <text:p text:style-name="P34">MATERIALES</text:p>
      <text:p text:style-name="P87"/>
      <text:p text:style-name="P87">-Gradilla</text:p>
      <text:p text:style-name="P87">-5 tubos de ensayo</text:p>
      <text:p text:style-name="P87">-Vidrio de reloj</text:p>
      <text:p text:style-name="P87">-Espátula</text:p>
      <text:p text:style-name="P89"><text:span text:style-name="T33">-Frasco lavadora</text:span></text:p>
      <text:p text:style-name="P89">-<text:span text:style-name="T33">Pipeta 5mL</text:span></text:p>
      <text:p text:style-name="P89">-<text:span text:style-name="T33">Varilla agitadora</text:span></text:p>
      <text:p text:style-name="P89"><text:soft-page-break/>-<text:span text:style-name="T33">Sistema de pipeteo de cremallera o de pero.</text:span></text:p>
      <text:p text:style-name="P22"/>
      <text:p text:style-name="P22"/>
      <text:p text:style-name="P34">REACTIVOS</text:p>
      <text:p text:style-name="P22"/>
      <text:p text:style-name="P87">-Permanganato potásico al 98 % </text:p>
      <text:p text:style-name="P89"><text:span text:style-name="T33">-Agua destilada</text:span></text:p>
      <text:p text:style-name="P22"/>
      <text:p text:style-name="P35">CALCULOS Y RESULTADOS</text:p>
      <text:p text:style-name="P22"/>
      <text:p text:style-name="P28">VP / ( Vp + Vf) → Vp / ( Vp + 5) = ⅓ <text:s/>→ 3Vp = 1( Vp + 5) → 2Vp = 6 → Vp = 2,5 mL</text:p>
      <text:p text:style-name="P2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42">Tubo</text:p>
          </table:table-cell>
          <table:table-cell table:style-name="Tabla1.A1" office:value-type="string">
            <text:p text:style-name="P42">Dilución respecto la anterior</text:p>
          </table:table-cell>
          <table:table-cell table:style-name="Tabla1.A1" office:value-type="string">
            <text:p text:style-name="P42">Dilución respecto a la Disolución Madre</text:p>
          </table:table-cell>
          <table:table-cell table:style-name="Tabla1.D1" office:value-type="string">
            <text:p text:style-name="P42">Concentración</text:p>
          </table:table-cell>
        </table:table-row>
        <table:table-row>
          <table:table-cell table:style-name="Tabla1.A2" office:value-type="string">
            <text:p text:style-name="P39">1</text:p>
          </table:table-cell>
          <table:table-cell table:style-name="Tabla1.A2" office:value-type="string">
            <text:p text:style-name="P39">1/F <text:s/>1/3</text:p>
          </table:table-cell>
          <table:table-cell table:style-name="Tabla1.A2" office:value-type="string">
            <text:p text:style-name="P40">1/F <text:s/><text:span text:style-name="T16">1/3</text:span></text:p>
          </table:table-cell>
          <table:table-cell table:style-name="Tabla1.D2" office:value-type="string">
            <text:p text:style-name="P42">C1 = Co/F <text:s text:c="2"/>0,1/3</text:p>
          </table:table-cell>
        </table:table-row>
        <table:table-row>
          <table:table-cell table:style-name="Tabla1.A2" office:value-type="string">
            <text:p text:style-name="P39">2</text:p>
          </table:table-cell>
          <table:table-cell table:style-name="Tabla1.A2" office:value-type="string">
            <text:p text:style-name="P40">1/F <text:s text:c="2"/>1/3</text:p>
          </table:table-cell>
          <table:table-cell table:style-name="Tabla1.A2" office:value-type="string">
            <text:p text:style-name="P40">1/F <text:s/><text:span text:style-name="T16">1/3^2</text:span></text:p>
          </table:table-cell>
          <table:table-cell table:style-name="Tabla1.D2" office:value-type="string">
            <text:p text:style-name="P42">C2 = Co/F^2 0,1/3^2</text:p>
          </table:table-cell>
        </table:table-row>
        <table:table-row>
          <table:table-cell table:style-name="Tabla1.A2" office:value-type="string">
            <text:p text:style-name="P39">3</text:p>
          </table:table-cell>
          <table:table-cell table:style-name="Tabla1.A2" office:value-type="string">
            <text:p text:style-name="P40">1/F <text:s text:c="3"/>1/3</text:p>
          </table:table-cell>
          <table:table-cell table:style-name="Tabla1.A2" office:value-type="string">
            <text:p text:style-name="P40">1/F <text:s/><text:span text:style-name="T16">1/3^3</text:span></text:p>
          </table:table-cell>
          <table:table-cell table:style-name="Tabla1.D2" office:value-type="string">
            <text:p text:style-name="P42">C3= Co/ F^3 0,1/ 3^3</text:p>
          </table:table-cell>
        </table:table-row>
        <table:table-row>
          <table:table-cell table:style-name="Tabla1.A2" office:value-type="string">
            <text:p text:style-name="P39">4</text:p>
          </table:table-cell>
          <table:table-cell table:style-name="Tabla1.A2" office:value-type="string">
            <text:p text:style-name="P40">1/F <text:s text:c="3"/>1/3</text:p>
          </table:table-cell>
          <table:table-cell table:style-name="Tabla1.A2" office:value-type="string">
            <text:p text:style-name="P40">1/F <text:s text:c="2"/><text:span text:style-name="T16">1/3^4</text:span></text:p>
          </table:table-cell>
          <table:table-cell table:style-name="Tabla1.D2" office:value-type="string">
            <text:p text:style-name="P41">C4= Co/ F^4 <text:s/>0,1/3^4</text:p>
          </table:table-cell>
        </table:table-row>
        <table:table-row>
          <table:table-cell table:style-name="Tabla1.A2" office:value-type="string">
            <text:p text:style-name="P39">5</text:p>
          </table:table-cell>
          <table:table-cell table:style-name="Tabla1.A2" office:value-type="string">
            <text:p text:style-name="P40">1/F <text:s text:c="2"/>1/3</text:p>
          </table:table-cell>
          <table:table-cell table:style-name="Tabla1.A2" office:value-type="string">
            <text:p text:style-name="P40">1/F <text:s/><text:span text:style-name="T16">1/3^5</text:span></text:p>
          </table:table-cell>
          <table:table-cell table:style-name="Tabla1.D2" office:value-type="string">
            <text:p text:style-name="P42">C5= Co/F^5 <text:s/>0,1/3^5</text:p>
          </table:table-cell>
        </table:table-row>
      </table:table>
      <text:p text:style-name="P22"/>
      <text:p text:style-name="P28">PM KMnO4 = 39,1 + 54,93 + (16 x 4 ) = 158,03 g/mol</text:p>
      <text:p text:style-name="P22"/>
      <text:p text:style-name="P27">N= 0,01 x ( 158,03 gramos / 1 mol) x ( 100 gramos comerciales / 98 gramo puros)</text:p>
      <text:p text:style-name="P22"/>
      <text:p text:style-name="P22"/>
      <text:p text:style-name="P22"/>
      <text:p text:style-name="P34">PROCEDIMIENTO</text:p>
      <text:p text:style-name="P14"/>
      <text:p text:style-name="P1">1. Realizar los cálculos pertinentes en función de las diluciones propuestas por el profesorado.<text:line-break/>2. Colocar en la gradilla los tubos de ensayo, y en cada uno el volumen de diluyente calculado.<text:line-break/>3. Traspasar de cada tubo al posterior empezando por el tubo de muestra o disolución madre.</text:p>
      <text:p text:style-name="P22"/>
      <text:p text:style-name="P22"/>
      <text:p text:style-name="P34">VALORACIÓN DE LOS RESULTADOS</text:p>
      <text:p text:style-name="P22"/>
      <text:p text:style-name="P94">Debido a un diámetro distintos en los tubos de ensayo a simple vista parecía que el volumen entre los tubos de ensayo varía. Por lo demás el manejo de las pipetas fue satisfactorio.</text:p>
      <text:p text:style-name="P22"/>
      <text:p text:style-name="P22"/>
      <text:p text:style-name="P34">OBSERVACIONES</text:p>
      <text:p text:style-name="P22"/>
      <text:p text:style-name="P56">Para averigual dónde teníamos el error tuvimos que contar con la ayuda de Mari Carmen. Antes que nos comentara esa posibilidad realizamos la practica un par de veces por si era fallo de la medición volumétrica.</text:p>
      <text:p text:style-name="P4"/>
      <text:p text:style-name="P4"/>
      <text:p text:style-name="P5"><text:soft-page-break/></text:p>
      <text:p text:style-name="P5"/>
      <text:p text:style-name="P5"/>
      <text:p text:style-name="P51">Bibliografía</text:p>
      <text:p text:style-name="P5">https://www.lifeder.com/factor-de-dilucion/</text:p>
      <text:p text:style-name="P5">https://es.wikipedia.org/wiki/Diluci%C3%B3n_en_serie</text:p>
      <text:p text:style-name="P5"/>
      <text:p text:style-name="P5"/>
      <text:p text:style-name="P5"/>
      <text:p text:style-name="P5">8.B DILUCIONES SERIADAS <text:s text:c="21"/>4/2/2019</text:p>
      <text:p text:style-name="P5"/>
      <text:p text:style-name="P5">Procedimiento</text:p>
      <text:p text:style-name="P5"/>
      <text:p text:style-name="P5">1. Tomar 8 tubos de dilución, cada uno con 9 mL de solución salina estéril</text:p>
      <text:p text:style-name="P5">2. Diluir 1 mL <text:s/>de una muestra extrayendo 1 mL de la muestra y dispensando 1 mL en el primer tubo de dilución</text:p>
      <text:p text:style-name="P5">3. Utilizando el mismo procedimiento, extraer 1 mL del primer tubo de dilución y vierta en el segundo tubo de dilución. Posteriormente, retire 1mL del segundo tubo de dilución u dispense en el tercer tubo de dilución. Continuar haciendo esto de tubo a tubo hasta que se complete la dilución</text:p>
      <text:p text:style-name="P5">4. Transferir 1 mL de cada uno de los tres últimos tubos de dilución a la superficie de ls placas del agar correspondiente.</text:p>
      <text:p text:style-name="P5">5. Incubar las placas de agar a 37º C durante 48 horas</text:p>
      <text:p text:style-name="P5">6. Elegir una placa que parezca tener entre 30 y 300 colonias</text:p>
      <text:p text:style-name="P5">7. Contar el número exacto de colonias de esa placa</text:p>
      <text:p text:style-name="P5">8. Calcualr el número de UFC por mL de muestra original de la siguiebte manera:</text:p>
      <text:p text:style-name="P5"/>
      <text:p text:style-name="P5">UFC por mL de muestra= El número de colonias X el factor de dilución de la placa</text:p>
      <text:p text:style-name="P5"/>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Contents">Placa</text:p>
          </table:table-cell>
          <table:table-cell table:style-name="Tabla2.A1" office:value-type="string">
            <text:p text:style-name="Table_20_Contents">Dilución respecto <text:s/>a la anterior</text:p>
          </table:table-cell>
          <table:table-cell table:style-name="Tabla2.A1" office:value-type="string">
            <text:p text:style-name="Table_20_Contents">Dilución respecto a la dura madre</text:p>
          </table:table-cell>
          <table:table-cell table:style-name="Tabla2.D1" office:value-type="string">
            <text:p text:style-name="Table_20_Contents">Concentración</text:p>
          </table:table-cell>
        </table:table-row>
        <table:table-row>
          <table:table-cell table:style-name="Tabla2.A2" office:value-type="string">
            <text:p text:style-name="Table_20_Contents">1</text:p>
          </table:table-cell>
          <table:table-cell table:style-name="Tabla2.A2" office:value-type="string">
            <text:p text:style-name="Table_20_Contents">1/F = 1/10</text:p>
          </table:table-cell>
          <table:table-cell table:style-name="Tabla2.A2" office:value-type="string">
            <text:p text:style-name="P43">1/F = 1/10</text:p>
          </table:table-cell>
          <table:table-cell table:style-name="Tabla2.D2" office:value-type="string">
            <text:p text:style-name="P44">C1= recuento x F</text:p>
          </table:table-cell>
        </table:table-row>
        <table:table-row>
          <table:table-cell table:style-name="Tabla2.A2" office:value-type="string">
            <text:p text:style-name="Table_20_Contents">2</text:p>
          </table:table-cell>
          <table:table-cell table:style-name="Tabla2.A2" office:value-type="string">
            <text:p text:style-name="P43">1/F = 1/10</text:p>
          </table:table-cell>
          <table:table-cell table:style-name="Tabla2.A2" office:value-type="string">
            <text:p text:style-name="P43">1/F<text:span text:style-name="T17">^2</text:span> = 1/10<text:span text:style-name="T17">^2</text:span></text:p>
          </table:table-cell>
          <table:table-cell table:style-name="Tabla2.D2" office:value-type="string">
            <text:p text:style-name="P44">C2= recuento x F^2</text:p>
          </table:table-cell>
        </table:table-row>
        <table:table-row>
          <table:table-cell table:style-name="Tabla2.A2" office:value-type="string">
            <text:p text:style-name="Table_20_Contents">3</text:p>
          </table:table-cell>
          <table:table-cell table:style-name="Tabla2.A2" office:value-type="string">
            <text:p text:style-name="P43">1/F = 1/10</text:p>
          </table:table-cell>
          <table:table-cell table:style-name="Tabla2.A2" office:value-type="string">
            <text:p text:style-name="P43">1/F<text:span text:style-name="T17">^3</text:span> = 1/10<text:span text:style-name="T17">^3</text:span></text:p>
          </table:table-cell>
          <table:table-cell table:style-name="Tabla2.D2" office:value-type="string">
            <text:p text:style-name="P44">C3= recuento x F^3</text:p>
          </table:table-cell>
        </table:table-row>
        <table:table-row>
          <table:table-cell table:style-name="Tabla2.A2" office:value-type="string">
            <text:p text:style-name="Table_20_Contents">4</text:p>
          </table:table-cell>
          <table:table-cell table:style-name="Tabla2.A2" office:value-type="string">
            <text:p text:style-name="P43">1/F = 1/10</text:p>
          </table:table-cell>
          <table:table-cell table:style-name="Tabla2.A2" office:value-type="string">
            <text:p text:style-name="P43">1/F <text:span text:style-name="T17">^4</text:span>= 1/10<text:span text:style-name="T17">^4</text:span></text:p>
          </table:table-cell>
          <table:table-cell table:style-name="Tabla2.D2" office:value-type="string">
            <text:p text:style-name="P44">C4= recuento x F^4</text:p>
          </table:table-cell>
        </table:table-row>
        <table:table-row>
          <table:table-cell table:style-name="Tabla2.A2" office:value-type="string">
            <text:p text:style-name="Table_20_Contents">5</text:p>
          </table:table-cell>
          <table:table-cell table:style-name="Tabla2.A2" office:value-type="string">
            <text:p text:style-name="P43">1/F = 1/10</text:p>
          </table:table-cell>
          <table:table-cell table:style-name="Tabla2.A2" office:value-type="string">
            <text:p text:style-name="P43">1/F<text:span text:style-name="T17">^5</text:span> = 1/10<text:span text:style-name="T17">^5</text:span></text:p>
          </table:table-cell>
          <table:table-cell table:style-name="Tabla2.D2" office:value-type="string">
            <text:p text:style-name="P44">C5= recuento x F^5</text:p>
          </table:table-cell>
        </table:table-row>
        <table:table-row>
          <table:table-cell table:style-name="Tabla2.A2" office:value-type="string">
            <text:p text:style-name="Table_20_Contents">6</text:p>
          </table:table-cell>
          <table:table-cell table:style-name="Tabla2.A2" office:value-type="string">
            <text:p text:style-name="P43">1/F = 1/10</text:p>
          </table:table-cell>
          <table:table-cell table:style-name="Tabla2.A2" office:value-type="string">
            <text:p text:style-name="P43">1/F<text:span text:style-name="T17">^6</text:span> = 1/10<text:span text:style-name="T17">^6</text:span></text:p>
          </table:table-cell>
          <table:table-cell table:style-name="Tabla2.D2" office:value-type="string">
            <text:p text:style-name="P44">C6= recuento x F^6 <text:span text:style-name="T18">= 2,25x10^8</text:span></text:p>
            <text:p text:style-name="P44"/>
          </table:table-cell>
        </table:table-row>
        <table:table-row>
          <table:table-cell table:style-name="Tabla2.A2" office:value-type="string">
            <text:p text:style-name="Table_20_Contents">7</text:p>
          </table:table-cell>
          <table:table-cell table:style-name="Tabla2.A2" office:value-type="string">
            <text:p text:style-name="P43">1/F = 1/10</text:p>
          </table:table-cell>
          <table:table-cell table:style-name="Tabla2.A2" office:value-type="string">
            <text:p text:style-name="P43">1/F<text:span text:style-name="T17">^7</text:span> = 1/10<text:span text:style-name="T17">^7</text:span></text:p>
          </table:table-cell>
          <table:table-cell table:style-name="Tabla2.D2" office:value-type="string">
            <text:p text:style-name="P44">C7= recuento x F^7<text:span text:style-name="T18">= 27x10^7</text:span></text:p>
          </table:table-cell>
        </table:table-row>
        <table:table-row>
          <table:table-cell table:style-name="Tabla2.A2" office:value-type="string">
            <text:p text:style-name="Table_20_Contents">8</text:p>
          </table:table-cell>
          <table:table-cell table:style-name="Tabla2.A2" office:value-type="string">
            <text:p text:style-name="P43">1/F = 1/10</text:p>
          </table:table-cell>
          <table:table-cell table:style-name="Tabla2.A2" office:value-type="string">
            <text:p text:style-name="P43">1/F <text:span text:style-name="T17">^8</text:span>= 1/10<text:span text:style-name="T17">^8</text:span></text:p>
          </table:table-cell>
          <table:table-cell table:style-name="Tabla2.D2" office:value-type="string">
            <text:p text:style-name="P44">C8= recuento x F^8<text:span text:style-name="T18">= 3x10^8</text:span></text:p>
          </table:table-cell>
        </table:table-row>
      </table:table>
      <text:p text:style-name="P5"/>
      <text:p text:style-name="P5"/>
      <text:p text:style-name="P51">. </text:p>
      <text:p text:style-name="P51"/>
      <text:p text:style-name="P51"/>
      <text:p text:style-name="P5"/>
      <text:p text:style-name="P5"/>
      <text:p text:style-name="P64"><text:span text:style-name="T39">PRÁCTICA Nº 11</text:span></text:p>
      <text:p text:style-name="P111"><text:span text:style-name="T2">TÍTULO</text:span></text:p>
      <text:p text:style-name="P57">MEDICIÓN DEL GRADO DE ACIDEZ</text:p>
      <text:p text:style-name="P72"/>
      <text:p text:style-name="P111"><text:span text:style-name="T2">FUNDAMENTO</text:span></text:p>
      <text:p text:style-name="P61"><text:span text:style-name="T21">El </text:span><text:a xlink:type="simple" xlink:href="https://www.boe.es/buscar/pdf/2012/BOE-A-2012-5529-consolidado.pdf" office:target-frame-name="_blank" xlink:show="new" text:style-name="Internet_20_link" text:visited-style-name="Visited_20_Internet_20_Link">Real Decreto 661/2012</text:a><text:span text:style-name="T40">, </text:span><text:span text:style-name="T21"><text:s/>del 13 de abril, del Ministerio de la Presidencia, por el que se establece la norma de calidad para la elaboración y la comercialización de los vinagres.</text:span></text:p>
      <text:p text:style-name="P61"><text:span text:style-name="T21">En dicho Real Decreto se define el vinagre como el líquido apto para el consumo humano resultante de la doble fermentación alcohólica y acética de productos de origen agrario. Esta fermentación la llevan a cabo bacterias como </text:span><text:a xlink:type="simple" xlink:href="https://es.wikipedia.org/wiki/Madre_del_vinagre" office:target-frame-name="_blank" xlink:show="new" text:style-name="Internet_20_link" text:visited-style-name="Visited_20_Internet_20_Link"><text:span text:style-name="T40">Mycoderma Aceti</text:span></text:a><text:span text:style-name="T21">. La elaboración del vinagre no fue explicada hasta el siglo XIX.</text:span></text:p>
      <text:p text:style-name="P61"><text:span text:style-name="T23">El grado de acidez de los vinagres es la acidez total expresada en gramos de ácido acético en 100 mililitros.</text:span></text:p>
      <text:p text:style-name="P61"><text:span text:style-name="T23">El Real Decreto</text:span><text:span text:style-name="T21"> establece las características que deberán presentar los vinagres, entre ellos que</text:span><text:span text:style-name="T23"> la acidez</text:span><text:span text:style-name="T21"> total debe ser </text:span><text:span text:style-name="T23">de un mínimo de 60 g/l para el vinagre de vino, y de 50 g/l para los demás vinagres.</text:span></text:p>
      <text:p text:style-name="P61"><text:span text:style-name="T21">Para determinar la acidez de un vinagre utilizaremos una técnica llamada </text:span><text:span text:style-name="T24">acidimetría</text:span><text:span text:style-name="T21">. En ella ácido y base reaccionan equivalente a equivalente hasta alcanzar el llamado punto de equivalencia, momento en el que se neutraliza todo.</text:span></text:p>
      <text:p text:style-name="P61"><text:span text:style-name="T21">Para observar el punto de equivalencia se utiliza un </text:span><text:a xlink:type="simple" xlink:href="https://www.franrzmn.com/ph-y-soluciones-tampon/" office:target-frame-name="_blank" xlink:show="new" text:style-name="Internet_20_link" text:visited-style-name="Visited_20_Internet_20_Link"><text:span text:style-name="T40">indicador</text:span></text:a><text:span text:style-name="T21">, que es una sustancia que sufre una variación de color cuando se alcanza un intervalo de pH.</text:span></text:p>
      <text:p text:style-name="P61"><text:span text:style-name="T21">El indicador utilizado será la fenolftaleína, ya que a pH ácido es incoloro. Este indicador vira a coloración rosado-violeta cuando alcanza su intervalo de pH.</text:span></text:p>
      <text:p text:style-name="P72"/>
      <text:p text:style-name="P106"><text:span text:style-name="T2">OBJETIVO</text:span></text:p>
      <text:p text:style-name="P72"/>
      <text:p text:style-name="P73">Medir el grado de acidez de distintos vinagres:</text:p>
      <text:p text:style-name="P73">- De manzana (5% de acidez)</text:p>
      <text:p text:style-name="P73">-De vino añejo (8% de acidez)</text:p>
      <text:p text:style-name="P73">-De vino blanco ( 8 % de acidez)</text:p>
      <text:p text:style-name="P72"/>
      <text:p text:style-name="P72"><text:bookmark text:name="_GoBack1"/></text:p>
      <text:p text:style-name="P106"><text:span text:style-name="T2">MATERIALES</text:span></text:p>
      <text:p text:style-name="P58">Papel de filtro</text:p>
      <text:p text:style-name="P58">Varilla para remover</text:p>
      <text:p text:style-name="P58">Fenoftaleína</text:p>
      <text:p text:style-name="P58">Matraz Aforado</text:p>
      <text:p text:style-name="P58"><text:soft-page-break/>Matraz Eerlenmeyer</text:p>
      <text:p text:style-name="P58">Bureta</text:p>
      <text:p text:style-name="P58">Soporte para bureta</text:p>
      <text:p text:style-name="P58">Vidrio de reloj</text:p>
      <text:p text:style-name="P58">NaCl</text:p>
      <text:p text:style-name="P58">Pipeta</text:p>
      <text:p text:style-name="P58">Pera</text:p>
      <text:p text:style-name="P106"><text:span text:style-name="T2">PROCEDIMIENTO</text:span></text:p>
      <text:list xml:id="list1218063754" text:style-name="WWNum1">
        <text:list-item>
          <text:p text:style-name="P62"><text:span text:style-name="T41">Filtrar la muestra de vinagre con un filtro.( mínimo 25mL)</text:span></text:p>
        </text:list-item>
        <text:list-item>
          <text:p text:style-name="P49"><text:span text:style-name="T41">Pipetear 5 ml del vinagre filtrado y enrasar con agua hasta 100 ml en un matraz aforado.</text:span></text:p>
        </text:list-item>
        <text:list-item>
          <text:p text:style-name="P49"><text:span text:style-name="T41">En un matraz erlenmeyer de 250 ml verter la muestra a valorar y añadir 4 gotas del indicador, que en este caso es fenolftaleina.</text:span></text:p>
        </text:list-item>
        <text:list-item>
          <text:p text:style-name="P49"><text:span text:style-name="T41">Cargar la bureta con 50 ml de NaOH 0.1 M.</text:span></text:p>
        </text:list-item>
        <text:list-item>
          <text:p text:style-name="P49"><text:span text:style-name="T41">Realizar la valoración gota a gota abriendo la llave de la bureta mientras observamos atentamente la muestra y su cambio de color.</text:span></text:p>
        </text:list-item>
        <text:list-item>
          <text:p text:style-name="P49"><text:span text:style-name="T41">Cerrar la llave de la bureta al observar el cambio de color y anotar el volumen de NaOH gastado.</text:span></text:p>
        </text:list-item>
        <text:list-item>
          <text:p text:style-name="P63"><text:span text:style-name="T41">Finalmente, calcular la concentración de ácido acético.</text:span></text:p>
        </text:list-item>
      </text:list>
      <text:p text:style-name="P108"><text:span text:style-name="T2">CALCULOS Y RESULTADOS</text:span></text:p>
      <text:p text:style-name="P72"/>
      <text:p text:style-name="P73">Para el vinagre de manzana</text:p>
      <text:p text:style-name="P73"/>
      <text:list xml:id="list104764079183" text:continue-list="list102874252951" text:style-name="WWNum2">
        <text:list-header>
          <text:p text:style-name="P97"><text:span text:style-name="T5">1.</text:span><text:span text:style-name="T4">PREPARAR UNA DISOLUCIÓN 0,1M CON LA SOSA CAÚSTICA EN 1 L DE AGUA DESTILADA ( Datos: H=1,Na=23,O=16 la fórmula de la sosa caústica es <text:s/>NaOH)</text:span></text:p>
        </text:list-header>
      </text:list>
      <text:p text:style-name="P112"/>
      <text:p text:style-name="P80">M= n/V <text:s text:c="55"/>PM NaOH = 40 g/mol</text:p>
      <text:p text:style-name="P80">0,1= n/1 → n= 0,1 moles <text:s text:c="2"/></text:p>
      <text:p text:style-name="P80">0,1 moles x (40 gramos / 1 mol) = 4 gramos</text:p>
      <text:p text:style-name="P74"/>
      <text:list xml:id="list105094137561" text:continue-numbering="true" text:style-name="WWNum2">
        <text:list-header>
          <text:p text:style-name="P97"><text:span text:style-name="T5">2.</text:span><text:span text:style-name="T4">CALCULAR EL NaOH GASTADO EN LA BURETA ( VOLUMEN EN mL)</text:span></text:p>
        </text:list-header>
      </text:list>
      <text:p text:style-name="P75"/>
      <text:p text:style-name="P80">25 mL + 12 mL = 37 mL</text:p>
      <text:p text:style-name="P71"/>
      <text:list xml:id="list105090377948" text:continue-numbering="true" text:style-name="WWNum2">
        <text:list-header>
          <text:p text:style-name="P97"><text:span text:style-name="T5">3.</text:span><text:span text:style-name="T4">CALCULAR LA CONCENTRACIÓN DE ÁCIDO ACÉTICO EXISTENTE EN LA MUESTRA ( RECUERDA: “Al utilizar la bureta el volumen se expresa en mL”)</text:span></text:p>
        </text:list-header>
      </text:list>
      <text:p text:style-name="P80">MxCxHa = M2xV2xOH → Ma x 100 mL x 1= 0,1 M x 37 x 1 → M= 0,0037 M</text:p>
      <text:p text:style-name="P74"/>
      <text:list xml:id="list103041591278" text:continue-numbering="true" text:style-name="WWNum2">
        <text:list-header>
          <text:p text:style-name="P97"><text:span text:style-name="T5">4.</text:span><text:span text:style-name="T4">CALCULAR EL NÚMERO DE MOLES DE ÁCIDO ACÉTICO EN LA DISOLUCIÓN DE VINAGRE (DISOLUCIÓN =100mL, de los cuales 5mL son de vinagre+95 mL de agua)</text:span></text:p>
        </text:list-header>
      </text:list>
      <text:p text:style-name="P74"/>
      <text:p text:style-name="P84">M= n/v → 0,037 = n/0,1 → n= 0,0037 moles</text:p>
      <text:p text:style-name="P74"/>
      <text:list xml:id="list104301851722" text:continue-numbering="true" text:style-name="WWNum2">
        <text:list-header>
          <text:p text:style-name="P97"><text:span text:style-name="T5">5.</text:span><text:span text:style-name="T4">CALCULAR EL NÚMERO DE MOLES DE ÁCIDO ACÉTICO EN 100 mL DE VINAGRE</text:span></text:p>
        </text:list-header>
      </text:list>
      <text:p text:style-name="P112"/>
      <text:p text:style-name="P115">0,0037 x ( 100 mL / 5 mL) = 0,074 moles en 100 mL</text:p>
      <text:p text:style-name="P112"/>
      <text:p text:style-name="P74"/>
      <text:list xml:id="list103180138380" text:continue-numbering="true" text:style-name="WWNum2">
        <text:list-header>
          <text:p text:style-name="P97"><text:span text:style-name="T5">6.</text:span><text:span text:style-name="T4">CALCULAR EL NÚMERO DE GRAMOS DE ÁCIDO ACÉTICO EN 100 ml <text:s/>( Datos: H=1, C=12 y O=16, la fórmula del ácido acético es CH</text:span><text:span text:style-name="T9">3</text:span><text:span text:style-name="T4">COOH)</text:span></text:p>
        </text:list-header>
      </text:list>
      <text:p text:style-name="P76">0,074 x ( 60 g / 1 mol) <text:s/>= 4,44 g en 100 mL</text:p>
      <text:p text:style-name="P76"><text:soft-page-break/></text:p>
      <text:p text:style-name="P74"/>
      <text:list xml:id="list104564126886" text:continue-numbering="true" text:style-name="WWNum2">
        <text:list-header>
          <text:p text:style-name="P97"><text:span text:style-name="T5">7.</text:span><text:span text:style-name="T4"> EXTRAPOLAR EL RESULTADO AL NÚMERO DE GRAMOS DE ÁCIDO ACÉTICO EN 1L</text:span></text:p>
        </text:list-header>
      </text:list>
      <text:p text:style-name="P76">4,44 g/ ML x ( 1000 mL / 1 L)= 44. 4 mL</text:p>
      <text:p text:style-name="P74"/>
      <text:list xml:id="list103460150905" text:continue-numbering="true" text:style-name="WWNum2">
        <text:list-header>
          <text:p text:style-name="P97"><text:span text:style-name="T5">8.</text:span><text:span text:style-name="T4">VER SI CUMPLE LA NORMATIVA</text:span></text:p>
        </text:list-header>
      </text:list>
      <text:p text:style-name="P102"><text:span text:style-name="T4"/></text:p>
      <text:p text:style-name="P104"><text:span text:style-name="T4">La norma establece 50 g/L como mínimo <text:s/>por lo que no será válido</text:span></text:p>
      <text:p text:style-name="P76">Cálculos en el vinagre añejo</text:p>
      <text:p text:style-name="P76"/>
      <text:list xml:id="list103008498245" text:continue-numbering="true" text:style-name="WWNum2">
        <text:list-header>
          <text:p text:style-name="P98"><text:span text:style-name="T5">1.</text:span><text:span text:style-name="T4">PREPARAR UNA DISOLUCIÓN 0,1M CON LA SOSA CAÚSTICA EN 1 L DE AGUA DESTILADA ( Datos: H=1,Na=23,O=16 la fórmula de la sosa caústica es <text:s/>NaOH)</text:span></text:p>
        </text:list-header>
      </text:list>
      <text:p text:style-name="P113"/>
      <text:p text:style-name="P81">M= n/V <text:s text:c="55"/>PM NaOH = 40 g/mol</text:p>
      <text:p text:style-name="P81">0,1= n/1 → n= 0,1 moles <text:s text:c="2"/></text:p>
      <text:p text:style-name="P81">0,1 moles x (40 gramos / 1 mol) = 4 gramos</text:p>
      <text:p text:style-name="P81"/>
      <text:list xml:id="list104791185896" text:continue-numbering="true" text:style-name="WWNum2">
        <text:list-header>
          <text:p text:style-name="P83"><text:span text:style-name="T38">2.</text:span><text:span text:style-name="T37">CALCULAR EL NaOH GASTADO EN LA BURETA ( VOLUMEN EN mL)</text:span></text:p>
          <text:p text:style-name="P83"><text:span text:style-name="T37"/></text:p>
        </text:list-header>
      </text:list>
      <text:p text:style-name="P82"><text:span text:style-name="T37"/></text:p>
      <text:p text:style-name="P85"><text:span text:style-name="T37">25+25+6= 56 mL</text:span></text:p>
      <text:p text:style-name="P85"><text:span text:style-name="T37"/></text:p>
      <text:list xml:id="list104851175556" text:continue-numbering="true" text:style-name="WWNum2">
        <text:list-header>
          <text:p text:style-name="P86"><text:span text:style-name="T38">3.</text:span><text:span text:style-name="T37">CALCULAR LA CONCENTRACIÓN DE ÁCIDO ACÉTICO EXISTENTE EN LA MUESTRA ( RECUERDA: “Al utilizar la bureta el volumen se expresa en mL”)</text:span></text:p>
        </text:list-header>
      </text:list>
      <text:p text:style-name="P85"><text:span text:style-name="T37"/></text:p>
      <text:p text:style-name="P85"><text:span text:style-name="T37">MxCxHa=M2XV2xOH</text:span></text:p>
      <text:p text:style-name="P85"><text:span text:style-name="T37">Ma x 100 mL x 1 = 0,1 x 56 x 1</text:span></text:p>
      <text:p text:style-name="P85"><text:span text:style-name="T37">Ma = 0,056 M</text:span></text:p>
      <text:p text:style-name="P85"><text:span text:style-name="T37"/></text:p>
      <text:list xml:id="list103245323504" text:continue-numbering="true" text:style-name="WWNum2">
        <text:list-header>
          <text:p text:style-name="P99"><text:span text:style-name="T5">4.</text:span><text:span text:style-name="T4">CALCULAR EL NÚMERO DE MOLES DE ÁCIDO ACÉTICO EN LA DISOLUCIÓN DE VINAGRE (DISOLUCIÓN =100mL, de los cuales 5mL son de vinagre+95 mL de agua)</text:span></text:p>
        </text:list-header>
      </text:list>
      <text:p text:style-name="P77"><text:span text:style-name="T37"/></text:p>
      <text:p text:style-name="P77">0,056 = ( x/ 0,1) → x = 0,056</text:p>
      <text:p text:style-name="P77"/>
      <text:list xml:id="list103216647277" text:continue-numbering="true" text:style-name="WWNum2">
        <text:list-header>
          <text:p text:style-name="P100"><text:span text:style-name="T5">5.</text:span><text:span text:style-name="T4">CALCULAR EL NÚMERO DE MOLES DE ÁCIDO ACÉTICO EN 100 mL DE VINAGRE</text:span></text:p>
        </text:list-header>
      </text:list>
      <text:p text:style-name="P116"/>
      <text:p text:style-name="P117">0,056 x ( 100 / 5) = 0,112 moles</text:p>
      <text:p text:style-name="P117"/>
      <text:list xml:id="list104973266838" text:continue-numbering="true" text:style-name="WWNum2">
        <text:list-header>
          <text:p text:style-name="P118"><text:span text:style-name="T42">6.</text:span>CALCULAR EL NÚMERO DE GRAMOS DE ÁCIDO ACÉTICO EN 100 ml <text:s/>( Datos: H=1, C=12 y O=16, la fórmula del ácido acético es CH<text:span text:style-name="T43">3</text:span>COOH)</text:p>
        </text:list-header>
      </text:list>
      <text:p text:style-name="P117"/>
      <text:p text:style-name="P117">0,112 x ( 60/1) = 6,72 g</text:p>
      <text:p text:style-name="P117"/>
      <text:p text:style-name="P117">7.EXTRAPOLAR EL RESULTADO AL NÚMERO DE GRAMOS DE ÁCIDO ACÉTICO EN 1L</text:p>
      <text:p text:style-name="P117"/>
      <text:p text:style-name="P117">6,72 x ( 1000 mL / 1 L) = 67,20 L</text:p>
      <text:p text:style-name="P117"/>
      <text:list xml:id="list104630599641" text:continue-numbering="true" text:style-name="WWNum2">
        <text:list-header>
          <text:p text:style-name="P101"><text:span text:style-name="T5">8.</text:span><text:span text:style-name="T4">VER SI CUMPLE LA NORMATIVA</text:span></text:p>
        </text:list-header>
      </text:list>
      <text:p text:style-name="P103"><text:span text:style-name="T4"/></text:p>
      <text:p text:style-name="P119">La norma establece 60 g/L como mínimo <text:s/>por lo que <text:s/>será válido</text:p>
      <text:p text:style-name="P117"/>
      <text:p text:style-name="P85">Cálculos en el vinagre blanco</text:p>
      <text:p text:style-name="P85"/>
      <text:list xml:id="list103968683320" text:continue-numbering="true" text:style-name="WWNum2">
        <text:list-header>
          <text:p text:style-name="P99"><text:span text:style-name="T5">1.</text:span><text:span text:style-name="T4">PREPARAR UNA DISOLUCIÓN 0,1M CON LA SOSA CAÚSTICA EN 1 L DE AGUA DESTILADA ( Datos: </text:span><text:soft-page-break/><text:span text:style-name="T4">H=1,Na=23,O=16 la fórmula de la sosa caústica es <text:s/>NaOH)</text:span></text:p>
        </text:list-header>
      </text:list>
      <text:p text:style-name="P114"/>
      <text:p text:style-name="P82">M= n/V <text:s text:c="55"/>PM NaOH = 40 g/mol</text:p>
      <text:p text:style-name="P82">0,1= n/1 → n= 0,1 moles <text:s text:c="2"/></text:p>
      <text:p text:style-name="P82">0,1 moles x (40 gramos / 1 mol) = 4 gramos</text:p>
      <text:p text:style-name="P82"/>
      <text:list xml:id="list103901135780" text:continue-numbering="true" text:style-name="WWNum2">
        <text:list-header>
          <text:p text:style-name="P83"><text:span text:style-name="T38">2.</text:span><text:span text:style-name="T37">CALCULAR EL NaOH GASTADO EN LA BURETA ( VOLUMEN EN mL)</text:span></text:p>
        </text:list-header>
      </text:list>
      <text:p text:style-name="P82"><text:span text:style-name="T37"/></text:p>
      <text:p text:style-name="P85"><text:span text:style-name="T37">25+21,5= 46.5 mL</text:span></text:p>
      <text:list xml:id="list105079464706" text:continue-numbering="true" text:style-name="WWNum2">
        <text:list-header>
          <text:p text:style-name="P83"><text:span text:style-name="T38">3.</text:span><text:span text:style-name="T37">CALCULAR LA CONCENTRACIÓN DE ÁCIDO ACÉTICO EXISTENTE EN LA MUESTRA ( RECUERDA: “Al utilizar la bureta el volumen se expresa en mL”)</text:span></text:p>
        </text:list-header>
      </text:list>
      <text:p text:style-name="P82"><text:span text:style-name="T37"/></text:p>
      <text:p text:style-name="P85"><text:span text:style-name="T37">MxCxHa=M2XV2xOH</text:span></text:p>
      <text:p text:style-name="P85"><text:span text:style-name="T37">Ma x 100 mL x a = 0,1 x 46,5 x 1</text:span></text:p>
      <text:p text:style-name="P85"><text:span text:style-name="T37">Ma= 0,0465 M</text:span></text:p>
      <text:p text:style-name="P85"><text:span text:style-name="T37"/></text:p>
      <text:list xml:id="list103012312592" text:continue-numbering="true" text:style-name="WWNum2">
        <text:list-header>
          <text:p text:style-name="P100"><text:span text:style-name="T5">4.</text:span><text:span text:style-name="T4">CALCULAR EL NÚMERO DE MOLES DE ÁCIDO ACÉTICO EN LA DISOLUCIÓN DE VINAGRE (DISOLUCIÓN =100mL, de los cuales 5mL son de vinagre+95 mL de agua)</text:span></text:p>
        </text:list-header>
      </text:list>
      <text:p text:style-name="P78"><text:span text:style-name="T37"/></text:p>
      <text:p text:style-name="P79">M = n/v → 0,0465 = n/ 0,1 <text:s/>→ 0,00465 </text:p>
      <text:p text:style-name="P79"/>
      <text:list xml:id="list104309965637" text:continue-numbering="true" text:style-name="WWNum2">
        <text:list-header>
          <text:p text:style-name="P100"><text:span text:style-name="T5">5.</text:span><text:span text:style-name="T4">CALCULAR EL NÚMERO DE MOLES DE ÁCIDO ACÉTICO EN 100 mL DE VINAGRE</text:span></text:p>
        </text:list-header>
      </text:list>
      <text:p text:style-name="P117"/>
      <text:p text:style-name="P117">0,00465 x ( 100 / 5 ) = 0,093 <text:s/>moles</text:p>
      <text:p text:style-name="P117"/>
      <text:list xml:id="list103616008181" text:continue-numbering="true" text:style-name="WWNum2">
        <text:list-header>
          <text:p text:style-name="P118"><text:span text:style-name="T42">6.</text:span>CALCULAR EL NÚMERO DE GRAMOS DE ÁCIDO ACÉTICO EN 100 ml <text:s/>( Datos: H=1, C=12 y O=16, la fórmula del ácido acético es CH<text:span text:style-name="T43">3</text:span>COOH)</text:p>
        </text:list-header>
      </text:list>
      <text:p text:style-name="P117">0,093 x ( 60 / 1 ) = 5,58 gramos</text:p>
      <text:p text:style-name="P117"/>
      <text:p text:style-name="P117">7. EXTRAPOLAR EL RESULTADO AL NÚMERO DE GRAMOS DE ÁCIDO ACÉTICO EN 1L</text:p>
      <text:p text:style-name="P117">5,58 x ( 1000 / 1 L ) = 55,8 L</text:p>
      <text:p text:style-name="P117"/>
      <text:list xml:id="list104941103817" text:continue-numbering="true" text:style-name="WWNum2">
        <text:list-header>
          <text:p text:style-name="P101"><text:span text:style-name="T5">8.</text:span><text:span text:style-name="T4">VER SI CUMPLE LA NORMATIVA</text:span></text:p>
        </text:list-header>
      </text:list>
      <text:p text:style-name="P103"><text:span text:style-name="T4"/></text:p>
      <text:p text:style-name="P119">La norma establece 50 g/L como mínimo <text:s/>por lo que <text:s/>será válido</text:p>
      <text:p text:style-name="P74"/>
      <text:p text:style-name="P106"><text:span text:style-name="T2">VALORACIÓN DE LOS RESULTADOS</text:span></text:p>
      <text:p text:style-name="P72"/>
      <table:table table:name="Tabla5" table:style-name="Tabla5">
        <table:table-column table:style-name="Tabla5.A" table:number-columns-repeated="4"/>
        <table:table-row>
          <table:table-cell table:style-name="Tabla5.A1" office:value-type="string">
            <text:p text:style-name="P121">Grupo</text:p>
          </table:table-cell>
          <table:table-cell table:style-name="Tabla5.A1" office:value-type="string">
            <text:p text:style-name="P121">Añejo</text:p>
          </table:table-cell>
          <table:table-cell table:style-name="Tabla5.A1" office:value-type="string">
            <text:p text:style-name="P121">Manzana</text:p>
          </table:table-cell>
          <table:table-cell table:style-name="Tabla5.D1" office:value-type="string">
            <text:p text:style-name="P121">Blanco</text:p>
          </table:table-cell>
        </table:table-row>
        <table:table-row>
          <table:table-cell table:style-name="Tabla5.A2" office:value-type="string">
            <text:p text:style-name="P121">1</text:p>
          </table:table-cell>
          <table:table-cell table:style-name="Tabla5.A2" office:value-type="string">
            <text:p text:style-name="P121">56mL</text:p>
          </table:table-cell>
          <table:table-cell table:style-name="Tabla5.A2" office:value-type="string">
            <text:p text:style-name="P121">37 mL</text:p>
          </table:table-cell>
          <table:table-cell table:style-name="Tabla5.D2" office:value-type="string">
            <text:p text:style-name="P121">46,5 mL</text:p>
          </table:table-cell>
        </table:table-row>
        <table:table-row>
          <table:table-cell table:style-name="Tabla5.A2" office:value-type="string">
            <text:p text:style-name="P121">2</text:p>
          </table:table-cell>
          <table:table-cell table:style-name="Tabla5.A2" office:value-type="string">
            <text:p text:style-name="P121">66 mL</text:p>
          </table:table-cell>
          <table:table-cell table:style-name="Tabla5.A2" office:value-type="string">
            <text:p text:style-name="P121">49,7 mL</text:p>
          </table:table-cell>
          <table:table-cell table:style-name="Tabla5.D2" office:value-type="string">
            <text:p text:style-name="P121">51 mL</text:p>
          </table:table-cell>
        </table:table-row>
        <table:table-row>
          <table:table-cell table:style-name="Tabla5.A2" office:value-type="string">
            <text:p text:style-name="P121">3</text:p>
          </table:table-cell>
          <table:table-cell table:style-name="Tabla5.A2" office:value-type="string">
            <text:p text:style-name="P121">62 mL</text:p>
          </table:table-cell>
          <table:table-cell table:style-name="Tabla5.A2" office:value-type="string">
            <text:p text:style-name="P121">39 mL</text:p>
          </table:table-cell>
          <table:table-cell table:style-name="Tabla5.D2" office:value-type="string">
            <text:p text:style-name="P121">47 mL</text:p>
          </table:table-cell>
        </table:table-row>
        <table:table-row>
          <table:table-cell table:style-name="Tabla5.A2" office:value-type="string">
            <text:p text:style-name="P121">4</text:p>
          </table:table-cell>
          <table:table-cell table:style-name="Tabla5.A2" office:value-type="string">
            <text:p text:style-name="P121">61,5 mL</text:p>
          </table:table-cell>
          <table:table-cell table:style-name="Tabla5.A2" office:value-type="string">
            <text:p text:style-name="P121">34,4 mL</text:p>
          </table:table-cell>
          <table:table-cell table:style-name="Tabla5.D2" office:value-type="string">
            <text:p text:style-name="P121">48,9 mL</text:p>
          </table:table-cell>
        </table:table-row>
        <table:table-row>
          <table:table-cell table:style-name="Tabla5.A2" office:value-type="string">
            <text:p text:style-name="P121">5</text:p>
          </table:table-cell>
          <table:table-cell table:style-name="Tabla5.A2" office:value-type="string">
            <text:p text:style-name="P121">59,2 mL</text:p>
          </table:table-cell>
          <table:table-cell table:style-name="Tabla5.A2" office:value-type="string">
            <text:p text:style-name="P120"/>
          </table:table-cell>
          <table:table-cell table:style-name="Tabla5.D2" office:value-type="string">
            <text:p text:style-name="P121">66,0 mL</text:p>
          </table:table-cell>
        </table:table-row>
      </table:table>
      <text:p text:style-name="P72"/>
      <text:p text:style-name="P72"/>
      <text:p text:style-name="P72"/>
      <text:p text:style-name="P72"/>
      <text:p text:style-name="P72"/>
      <text:p text:style-name="P72"/>
      <text:p text:style-name="P72"/>
      <text:p text:style-name="P72"><text:soft-page-break/></text:p>
      <text:p text:style-name="P72"/>
      <text:p text:style-name="P72"/>
      <text:p text:style-name="P106"><text:span text:style-name="T2">OBSERVACIONES</text:span></text:p>
      <text:p text:style-name="P72"/>
      <text:p text:style-name="P72"/>
      <text:p text:style-name="P59"/>
      <text:p text:style-name="P59"/>
      <text:p text:style-name="P60"/>
      <text:p text:style-name="P5"/>
      <text:p text:style-name="P5"/>
      <text:p text:style-name="P5"/>
      <text:p text:style-name="P5"/>
      <text:p text:style-name="P5"/>
      <text:p text:style-name="P5"/>
      <text:p text:style-name="P5"/>
      <text:p text:style-name="P5"/>
      <text:p text:style-name="P5"/>
      <table:table table:name="Tabla6" table:style-name="Tabla6">
        <table:table-column table:style-name="Tabla6.A" table:number-columns-repeated="3"/>
        <table:table-row>
          <table:table-cell table:style-name="Tabla6.A1" office:value-type="string">
            <text:p text:style-name="P122">Vinagre manzana ( Grupo 2)</text:p>
          </table:table-cell>
          <table:table-cell table:style-name="Tabla6.A1" office:value-type="string">
            <text:p text:style-name="P122">Vino blanco ( Grupo 3)</text:p>
          </table:table-cell>
          <table:table-cell table:style-name="Tabla6.C1" office:value-type="string">
            <text:p text:style-name="P122">Vino añejo ( Grupo 4)</text:p>
          </table:table-cell>
        </table:table-row>
        <table:table-row>
          <table:table-cell table:style-name="Tabla6.A2" office:value-type="string">
            <text:p text:style-name="P122"><text:s/>Grupo patrón: 41,8 mL</text:p>
          </table:table-cell>
          <table:table-cell table:style-name="Tabla6.A2" office:value-type="string">
            <text:p text:style-name="P122">Grupo patrón: 50,2 mL</text:p>
          </table:table-cell>
          <table:table-cell table:style-name="Tabla6.C2" office:value-type="string">
            <text:p text:style-name="P122">Grupo patrón: 67,4 mL</text:p>
          </table:table-cell>
        </table:table-row>
        <table:table-row>
          <table:table-cell table:style-name="Tabla6.A2" office:value-type="string">
            <text:p text:style-name="P122">37,5 mL</text:p>
          </table:table-cell>
          <table:table-cell table:style-name="Tabla6.A2" office:value-type="string">
            <text:p text:style-name="P122">51,0 mL</text:p>
          </table:table-cell>
          <table:table-cell table:style-name="Tabla6.C2" office:value-type="string">
            <text:p text:style-name="P122">66,3 mL</text:p>
          </table:table-cell>
        </table:table-row>
        <table:table-row>
          <table:table-cell table:style-name="Tabla6.A2" office:value-type="string">
            <text:p text:style-name="P122">38,1 mL</text:p>
          </table:table-cell>
          <table:table-cell table:style-name="Tabla6.A2" office:value-type="string">
            <text:p text:style-name="P122">49,5 mL</text:p>
          </table:table-cell>
          <table:table-cell table:style-name="Tabla6.C2" office:value-type="string">
            <text:p text:style-name="P122">66,8 mL</text:p>
          </table:table-cell>
        </table:table-row>
        <table:table-row>
          <table:table-cell table:style-name="Tabla6.A2" office:value-type="string">
            <text:p text:style-name="P122">37,7 mL</text:p>
          </table:table-cell>
          <table:table-cell table:style-name="Tabla6.A2" office:value-type="string">
            <text:p text:style-name="P122">50,0 mL</text:p>
          </table:table-cell>
          <table:table-cell table:style-name="Tabla6.C2" office:value-type="string">
            <text:p text:style-name="P122">66,4 mL</text:p>
          </table:table-cell>
        </table:table-row>
      </table:table>
      <text:p text:style-name="P5"/>
      <text:p text:style-name="P45"><text:span text:style-name="T19">PRÁCTICA Nº9</text:span><text:span text:style-name="T20"> VALORACIÓN DEL pH DE DIFERENTES MUESTRAS</text:span></text:p>
      <text:p text:style-name="P16"/>
      <text:p text:style-name="P105">FUNDAMENTO</text:p>
      <text:p text:style-name="P9"/>
      <text:p text:style-name="P9">-¿Qué es un indicador de pH?</text:p>
      <text:p text:style-name="P9"/>
      <text:p text:style-name="P9">- ¿Habitualmente que sustancias se usan como indicadores?</text:p>
      <text:p text:style-name="P9"/>
      <text:p text:style-name="P9">-¿A qué se debe el cambio de color de un indicador?</text:p>
      <text:p text:style-name="P9"/>
      <text:p text:style-name="P9">- Pon ejemplos de indicadoresconocidos e indica su rango de pH</text:p>
      <text:p text:style-name="P9"/>
      <text:p text:style-name="P16">- ¿Cómo harías un indicador casero?</text:p>
      <text:p text:style-name="P16"/>
      <text:p text:style-name="P37"><text:span text:style-name="T2">OBJETIVO</text:span><text:span text:style-name="T7">s</text:span></text:p>
      <text:p text:style-name="P16"/>
      <text:p text:style-name="P17">Observar mediante pHmetros naturales si una solución es ácida o básica</text:p>
      <text:p text:style-name="P16"/>
      <text:p text:style-name="P16"/>
      <text:p text:style-name="P105">MATERIALES</text:p>
      <text:p text:style-name="P16"/>
      <text:p text:style-name="P16"/>
      <text:p text:style-name="P16"/>
      <text:p text:style-name="P105">PROCEDIMIENTO<text:bookmark text:name="_Hlk384666"/></text:p>
      <text:p text:style-name="P9"/>
      <text:p text:style-name="P9">1. Picar finamente la col morada y ponerla a hervir en una cacerola junto con el litro de agua. Dejar hervir durante 10 min, colar, dejar enfriar y embotellar.</text:p>
      <text:p text:style-name="P9"/>
      <text:p text:style-name="P9">2. Enumerar todos los vasos y añadir 20 ml de producto en cada uno de ellos.</text:p>
      <text:p text:style-name="P9"/>
      <text:p text:style-name="P9">3. Seguidamente agregar el indicador natural (el LÍQUIDO de la col morada), con una pipeta, hasta que la solución cambie de color.</text:p>
      <text:p text:style-name="P9"/>
      <text:p text:style-name="P9">5. Dependiendo del color que tome la solución sabremos si se trata de un ácido, una base o una sustancia neutra.</text:p>
      <text:p text:style-name="P9"/>
      <text:p text:style-name="P9">6. Escribir los resultados en la tabla, para ayudar a visualizar mejor los datos.</text:p>
      <text:p text:style-name="P9"/>
      <text:p text:style-name="P9"/>
      <text:p text:style-name="P9"/>
      <text:p text:style-name="P9"/>
      <text:p text:style-name="P9"/>
      <text:p text:style-name="P9"/>
      <text:p text:style-name="P9"/>
      <text:p text:style-name="P107">CALCULOS Y RESULTADOS<text:bookmark text:name="_Hlk385694"/></text:p>
      <text:p text:style-name="P16"><text:bookmark text:name="_Hlk385320"/></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47">Nº VASO</text:p>
          </table:table-cell>
          <table:table-cell table:style-name="Tabla3.A1" office:value-type="string">
            <text:p text:style-name="P47">SUSTANCIA</text:p>
          </table:table-cell>
          <table:table-cell table:style-name="Tabla3.A1" office:value-type="string">
            <text:p text:style-name="P47">COLOR</text:p>
            <text:p text:style-name="P48">cúrcuma/col</text:p>
          </table:table-cell>
          <table:table-cell table:style-name="Tabla3.A1" office:value-type="string">
            <text:p text:style-name="P47">ÁCIDO/BASE/NEUTRA</text:p>
          </table:table-cell>
        </table:table-row>
        <table:table-row table:style-name="Tabla3.1">
          <table:table-cell table:style-name="Tabla3.A2" office:value-type="string">
            <text:p text:style-name="P9">1</text:p>
          </table:table-cell>
          <table:table-cell table:style-name="Tabla3.B2" office:value-type="string">
            <text:p text:style-name="P9">LIMÓN</text:p>
          </table:table-cell>
          <table:table-cell table:style-name="Tabla3.C2" office:value-type="string">
            <text:p text:style-name="P10">Amarillo/rosa</text:p>
          </table:table-cell>
          <table:table-cell table:style-name="Tabla3.D2" office:value-type="string">
            <text:p text:style-name="P9"/>
          </table:table-cell>
        </table:table-row>
        <table:table-row table:style-name="Tabla3.1">
          <table:table-cell table:style-name="Tabla3.A3" office:value-type="string">
            <text:p text:style-name="P9">2</text:p>
          </table:table-cell>
          <table:table-cell table:style-name="Tabla3.B3" office:value-type="string">
            <text:p text:style-name="P9">VINAGRE</text:p>
          </table:table-cell>
          <table:table-cell table:style-name="Tabla3.C3" office:value-type="string">
            <text:p text:style-name="P10">Amarillo/rosa</text:p>
          </table:table-cell>
          <table:table-cell table:style-name="Tabla3.D3" office:value-type="string">
            <text:p text:style-name="P9"/>
          </table:table-cell>
        </table:table-row>
        <table:table-row table:style-name="Tabla3.1">
          <table:table-cell table:style-name="Tabla3.A4" office:value-type="string">
            <text:p text:style-name="P9">3</text:p>
          </table:table-cell>
          <table:table-cell table:style-name="Tabla3.B4" office:value-type="string">
            <text:p text:style-name="P9">AGUA</text:p>
          </table:table-cell>
          <table:table-cell table:style-name="Tabla3.C4" office:value-type="string">
            <text:p text:style-name="P10">Amarillo/rosa</text:p>
          </table:table-cell>
          <table:table-cell table:style-name="Tabla3.D4" office:value-type="string">
            <text:p text:style-name="P9"/>
          </table:table-cell>
        </table:table-row>
        <text:soft-page-break/>
        <table:table-row table:style-name="Tabla3.1">
          <table:table-cell table:style-name="Tabla3.A5" office:value-type="string">
            <text:p text:style-name="P9">4</text:p>
          </table:table-cell>
          <table:table-cell table:style-name="Tabla3.B5" office:value-type="string">
            <text:p text:style-name="P9">BICARBONATO</text:p>
          </table:table-cell>
          <table:table-cell table:style-name="Tabla3.C5" office:value-type="string">
            <text:p text:style-name="P10">Amarillo anaranjado/ azul</text:p>
          </table:table-cell>
          <table:table-cell table:style-name="Tabla3.D5" office:value-type="string">
            <text:p text:style-name="P9"/>
          </table:table-cell>
        </table:table-row>
        <table:table-row table:style-name="Tabla3.1">
          <table:table-cell table:style-name="Tabla3.A6" office:value-type="string">
            <text:p text:style-name="P9">5</text:p>
          </table:table-cell>
          <table:table-cell table:style-name="Tabla3.B6" office:value-type="string">
            <text:p text:style-name="P9">AMONIACO</text:p>
          </table:table-cell>
          <table:table-cell table:style-name="Tabla3.C6" office:value-type="string">
            <text:p text:style-name="P9">naranja/verde</text:p>
          </table:table-cell>
          <table:table-cell table:style-name="Tabla3.D6" office:value-type="string">
            <text:p text:style-name="P9"/>
          </table:table-cell>
        </table:table-row>
        <table:table-row table:style-name="Tabla3.1">
          <table:table-cell table:style-name="Tabla3.A7" office:value-type="string">
            <text:p text:style-name="P9">6</text:p>
          </table:table-cell>
          <table:table-cell table:style-name="Tabla3.B7" office:value-type="string">
            <text:p text:style-name="P9">LEJÍA</text:p>
          </table:table-cell>
          <table:table-cell table:style-name="Tabla3.C7" office:value-type="string">
            <text:p text:style-name="P9">Amarillo claro/ </text:p>
          </table:table-cell>
          <table:table-cell table:style-name="Tabla3.D7" office:value-type="string">
            <text:p text:style-name="P9"/>
          </table:table-cell>
        </table:table-row>
      </table:table>
      <text:p text:style-name="P16"/>
      <text:p text:style-name="P105">VALORACIÓN DE LOS RESULTADOS</text:p>
      <text:p text:style-name="P16"/>
      <text:p text:style-name="P9">Realiza una escala de color que toma el indicador (col lombarda), en un medio ácido, neutro y básico.</text:p>
      <text:p text:style-name="P9"/>
      <table:table table:name="Tabla4" table:style-name="Tabla4">
        <table:table-column table:style-name="Tabla4.A" table:number-columns-repeated="2"/>
        <table:table-column table:style-name="Tabla4.C"/>
        <table:table-column table:style-name="Tabla4.A"/>
        <table:table-column table:style-name="Tabla4.E"/>
        <table:table-column table:style-name="Tabla4.F"/>
        <table:table-column table:style-name="Tabla4.E"/>
        <table:table-row table:style-name="Tabla4.1">
          <table:table-cell table:style-name="Tabla4.A1" office:value-type="string">
            <text:p text:style-name="P13">pH</text:p>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row>
        <table:table-row table:style-name="Tabla4.1">
          <table:table-cell table:style-name="Tabla4.A1" office:value-type="string">
            <text:p text:style-name="P13">COLOR</text:p>
            <text:p text:style-name="P13"/>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cell table:style-name="Tabla4.A1" office:value-type="string">
            <text:p text:style-name="P12"/>
          </table:table-cell>
        </table:table-row>
      </table:table>
      <text:p text:style-name="P16"/>
      <text:p text:style-name="P16"/>
      <text:p text:style-name="P105">OBSERVACIONES</text:p>
      <text:p text:style-name="P16"/>
      <text:p text:style-name="P16"/>
      <text:p text:style-name="P110">PREGUNTAS<text:bookmark text:name="_Hlk386249"/></text:p>
      <text:p text:style-name="P9">1.- ¿Cuál es la función de la col lombarda?</text:p>
      <text:p text:style-name="P9"/>
      <text:p text:style-name="P9">2.- ¿Qué tipo de reacción se está produciendo en la col lombarda?</text:p>
      <text:p text:style-name="P9"/>
      <text:p text:style-name="P9">3.- ¿Qué le pasa a la estructura química de la col lombarda cuando entra en contacto con un ácido o base? Para poder responder esta cuestión consultar:</text:p>
      <text:p text:style-name="P11"><text:a xlink:type="simple" xlink:href="https://es.slideshare.net/mapicapra/indicadores-de-p-h-caseros" text:style-name="Internet_20_link" text:visited-style-name="Visited_20_Internet_20_Link"><text:span text:style-name="T21">https://es.slideshare.net/mapicapra/indicadores-de-p-h-caseros</text:span></text:a></text:p>
      <text:p text:style-name="P9"/>
      <text:p text:style-name="P50">4.- Haz un cuadro resumen de las características de los ácidos y las bases.</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Myriad Web Pro', 'Futura Md BT', Helvetica, sans-serif"/>
    <style:font-face style:name="Helvetica Neue" svg:font-family="'Helvetica Neue', 'Nimbus Sans', Helvetica, Arial, sans-serif"/>
    <style:font-face style:name="Tahoma1" svg:font-family="Tahoma"/>
    <style:font-face style:name="Whitney" svg:font-family="Whitney, 'Helvetica Neue', Helvetica, Arial, sans-serif"/>
    <style:font-face style:name="inherit" svg:font-family="inherit"/>
    <style:font-face style:name="Courier New" svg:font-family="'Courier New'" style:font-adornments="Normal"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andard_20__28_user_29_" style:display-name="Standard (user)" style:family="paragraph" style:default-outline-level="">
      <style:paragraph-properties fo:margin-top="0cm" fo:margin-bottom="0cm" loext:contextual-spacing="false" fo:line-height="100%" fo:text-align="start" style:justify-single-word="false" fo:orphans="0" fo:widows="0" fo:hyphenation-ladder-count="no-limit" style:vertical-align="baseline" style:writing-mode="lr-tb"/>
      <style:text-properties style:font-name="Times New Roman" fo:font-family="'Times New Roman'"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1M17S</meta:editing-duration>
    <meta:editing-cycles>7</meta:editing-cycles>
    <meta:generator>LibreOffice/5.4.0.3$Windows_x86 LibreOffice_project/7556cbc6811c9d992f4064ab9287069087d7f62c</meta:generator>
    <dc:date>2019-03-01T00:01:02.679000000</dc:date>
    <meta:document-statistic meta:table-count="6" meta:image-count="0" meta:object-count="0" meta:page-count="13" meta:paragraph-count="388" meta:word-count="3447" meta:character-count="19617" meta:non-whitespace-character-count="16034"/>
    <meta:user-defined meta:name="Info 1"/>
    <meta:user-defined meta:name="Info 2"/>
    <meta:user-defined meta:name="Info 3"/>
    <meta:user-defined meta:name="Info 4"/>
  </office:meta>
</office:document-meta>
</file>